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23.64mm"/>
    </style:style>
    <style:style style:name="co3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1:Zeit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5" table:formula="of:==SUMPRODUCT([Zeit0.A1:.B2];[$Verteilung.B16:.C17])" office:value-type="float" office:value="89.9703329590363" calcext:value-type="float">
            <text:p>89,9703329590363</text:p>
          </table:table-cell>
          <table:table-cell table:style-name="ce5" table:formula="of:=SUMPRODUCT([Zeit0.A1:.C2];[$Verteilung.F16:.H17])" office:value-type="float" office:value="66.1024230066731" calcext:value-type="float">
            <text:p>66,1024230066731</text:p>
          </table:table-cell>
          <table:table-cell table:style-name="ce5" table:formula="of:=SUMPRODUCT([Zeit0.B1:.D2];[$Verteilung.$J$16:.$L$17])" office:value-type="float" office:value="47.1231132285516" calcext:value-type="float">
            <text:p>47,1231132285516</text:p>
          </table:table-cell>
          <table:table-cell table:style-name="ce5" table:formula="of:=SUMPRODUCT([Zeit0.C1:.E2];[$Verteilung.$J$16:.$L$17])" office:value-type="float" office:value="266.333270450536" calcext:value-type="float">
            <text:p>266,333270450536</text:p>
          </table:table-cell>
          <table:table-cell table:style-name="ce5" table:formula="of:=SUMPRODUCT([Zeit0.D1:.F2];[$Verteilung.N16:.P17])" office:value-type="float" office:value="280.4625772096" calcext:value-type="float">
            <text:p>280,4625772096</text:p>
          </table:table-cell>
          <table:table-cell table:style-name="ce5" table:formula="of:=SUMPRODUCT([Zeit0.E1:.F2];[$Verteilung.S16:.T17])" office:value-type="float" office:value="274.141278559571" calcext:value-type="float">
            <text:p>274,141278559571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5" table:formula="of:=SUMPRODUCT([Zeit0.A1:.B3];[$Verteilung.B20:.C22])" office:value-type="float" office:value="45.7548368554958" calcext:value-type="float">
            <text:p>45,7548368554958</text:p>
          </table:table-cell>
          <table:table-cell table:style-name="ce5" table:formula="of:=SUMPRODUCT([Zeit0.A1:.C3];[$Verteilung.F20:.H22])" office:value-type="float" office:value="35.051803989232" calcext:value-type="float">
            <text:p>35,051803989232</text:p>
          </table:table-cell>
          <table:table-cell table:style-name="ce5" table:formula="of:=SUMPRODUCT([Zeit0.B1:.D2];[$Verteilung.$J$16:.$L$17])" office:value-type="float" office:value="47.1231132285516" calcext:value-type="float">
            <text:p>47,1231132285516</text:p>
          </table:table-cell>
          <table:table-cell table:style-name="ce5" table:formula="of:=SUMPRODUCT([Zeit0.C1:.E2];[$Verteilung.$J$16:.$L$17])" office:value-type="float" office:value="266.333270450536" calcext:value-type="float">
            <text:p>266,333270450536</text:p>
          </table:table-cell>
          <table:table-cell table:style-name="ce5" table:formula="of:=SUMPRODUCT([Zeit0.D1:.F3];[$Verteilung.N20:.P22])" office:value-type="float" office:value="123.945326118598" calcext:value-type="float">
            <text:p>123,945326118598</text:p>
          </table:table-cell>
          <table:table-cell table:style-name="ce5" table:formula="of:=SUMPRODUCT([Zeit0.E1:.F3];[$Verteilung.S20:.T22])" office:value-type="float" office:value="93.3904200796605" calcext:value-type="float">
            <text:p>93,3904200796605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5" table:formula="of:=SUMPRODUCT([Zeit0.A2:.B4];[$Verteilung.B24:.C26])" office:value-type="float" office:value="43.1221986428422" calcext:value-type="float">
            <text:p>43,1221986428422</text:p>
          </table:table-cell>
          <table:table-cell table:style-name="ce5" table:formula="of:=SUMPRODUCT([Zeit0.A2:.C4];[$Verteilung.F24:.H26])" office:value-type="float" office:value="62.4286635542929" calcext:value-type="float">
            <text:p>62,4286635542929</text:p>
          </table:table-cell>
          <table:table-cell table:style-name="ce5" table:formula="of:=SUMPRODUCT([Zeit0.B2:.D4];[$Verteilung.$J$24:.$L$26])" office:value-type="float" office:value="56.8956150495035" calcext:value-type="float">
            <text:p>56,8956150495035</text:p>
          </table:table-cell>
          <table:table-cell table:style-name="ce5" table:formula="of:=SUMPRODUCT([Zeit0.C2:.E4];[$Verteilung.$J$24:.$L$26])" office:value-type="float" office:value="242.342757979529" calcext:value-type="float">
            <text:p>242,342757979529</text:p>
          </table:table-cell>
          <table:table-cell table:style-name="ce5" table:formula="of:=SUMPRODUCT([Zeit0.D2:.F4];[$Verteilung.N24:.P26])" office:value-type="float" office:value="93.9519108265003" calcext:value-type="float">
            <text:p>93,9519108265003</text:p>
          </table:table-cell>
          <table:table-cell table:style-name="ce5" table:formula="of:=SUMPRODUCT([Zeit0.E2:.F4];[$Verteilung.S24:.T26])" office:value-type="float" office:value="64.7456418522263" calcext:value-type="float">
            <text:p>64,7456418522263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5" table:formula="of:=SUMPRODUCT([Zeit0.A3:.B5];[$Verteilung.B28:.C30])" office:value-type="float" office:value="49.433876943094" calcext:value-type="float">
            <text:p>49,433876943094</text:p>
          </table:table-cell>
          <table:table-cell table:style-name="ce5" table:formula="of:=SUMPRODUCT([Zeit0.A3:.C5];[$Verteilung.F28:.H30])" office:value-type="float" office:value="65.6631743380221" calcext:value-type="float">
            <text:p>65,6631743380221</text:p>
          </table:table-cell>
          <table:table-cell table:style-name="ce5" table:formula="of:=SUMPRODUCT([Zeit0.B3:.D5];[$Verteilung.$J$28:.$L$30])" office:value-type="float" office:value="44.955982197219" calcext:value-type="float">
            <text:p>44,955982197219</text:p>
          </table:table-cell>
          <table:table-cell table:style-name="ce5" table:formula="of:=SUMPRODUCT([Zeit0.C3:.E5];[$Verteilung.$J$28:.$L$30])" office:value-type="float" office:value="226.566857841356" calcext:value-type="float">
            <text:p>226,566857841356</text:p>
          </table:table-cell>
          <table:table-cell table:style-name="ce5" table:formula="of:=SUMPRODUCT([Zeit0.D3:.F5];[$Verteilung.N28:.P30])" office:value-type="float" office:value="104.998335055007" calcext:value-type="float">
            <text:p>104,998335055007</text:p>
          </table:table-cell>
          <table:table-cell table:style-name="ce5" table:formula="of:=SUMPRODUCT([Zeit0.E3:.F5];[$Verteilung.S28:.T30])" office:value-type="float" office:value="83.2522220214129" calcext:value-type="float">
            <text:p>83,2522220214129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5" table:formula="of:=SUMPRODUCT([Zeit0.A4:.B5];[$Verteilung.B33:.C34])" office:value-type="float" office:value="83.8902195005783" calcext:value-type="float">
            <text:p>83,8902195005783</text:p>
          </table:table-cell>
          <table:table-cell table:style-name="ce5" table:formula="of:=SUMPRODUCT([Zeit0.A4:.C5];[$Verteilung.F33:.H34])" office:value-type="float" office:value="67.7279188371904" calcext:value-type="float">
            <text:p>67,7279188371904</text:p>
          </table:table-cell>
          <table:table-cell table:style-name="ce5" table:formula="of:=SUMPRODUCT([Zeit0.B4:.D5];[$Verteilung.$J$33:.$L$34])" office:value-type="float" office:value="28.6374070027547" calcext:value-type="float">
            <text:p>28,6374070027547</text:p>
          </table:table-cell>
          <table:table-cell table:style-name="ce5" table:formula="of:=SUMPRODUCT([Zeit0.C4:.E5];[$Verteilung.$J$33:.$L$34])" office:value-type="float" office:value="24.7623309093201" calcext:value-type="float">
            <text:p>24,7623309093201</text:p>
          </table:table-cell>
          <table:table-cell table:style-name="ce5" table:formula="of:=SUMPRODUCT([Zeit0.D4:.F5];[$Verteilung.N33:.P34])" office:value-type="float" office:value="95.9429941165607" calcext:value-type="float">
            <text:p>95,9429941165607</text:p>
          </table:table-cell>
          <table:table-cell table:style-name="ce5" table:formula="of:=SUMPRODUCT([Zeit0.E4:.F5];[$Verteilung.S33:.T34])" office:value-type="float" office:value="89.8464532768508" calcext:value-type="float">
            <text:p>89,8464532768508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/>
          <table:table-cell table:style-name="Default" table:number-columns-repeated="9"/>
          <table:table-cell table:number-columns-repeated="999"/>
        </table:table-row>
        <table:table-row table:style-name="ro1" table:number-rows-repeated="3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024" table:default-cell-style-name="ce2"/>
        <table:table-row table:style-name="ro1">
          <table:table-cell table:style-name="ce14" table:formula="of:==SUMPRODUCT([Zeit1.A1:.B2];[$Verteilung.B16:.C17])" office:value-type="float" office:value="82.2315016513574" calcext:value-type="float">
            <text:p>82,2315016513574</text:p>
          </table:table-cell>
          <table:table-cell table:style-name="ce14" table:formula="of:=SUMPRODUCT([Zeit1.A1:.C2];[$Verteilung.F16:.H17])" office:value-type="float" office:value="63.5834750853653" calcext:value-type="float">
            <text:p>63,5834750853653</text:p>
          </table:table-cell>
          <table:table-cell table:style-name="ce14" table:formula="of:=SUMPRODUCT([Zeit1.B1:.D2];[$Verteilung.$J$16:.$L$17])" office:value-type="float" office:value="68.9963886956524" calcext:value-type="float">
            <text:p>68,9963886956524</text:p>
          </table:table-cell>
          <table:table-cell table:style-name="ce14" table:formula="of:=SUMPRODUCT([Zeit1.C1:.E2];[$Verteilung.$J$16:.$L$17])" office:value-type="float" office:value="240.132035619775" calcext:value-type="float">
            <text:p>240,132035619775</text:p>
          </table:table-cell>
          <table:table-cell table:style-name="ce14" table:formula="of:=SUMPRODUCT([Zeit1.D1:.F2];[$Verteilung.N16:.P17])" office:value-type="float" office:value="263.985291874448" calcext:value-type="float">
            <text:p>263,985291874448</text:p>
          </table:table-cell>
          <table:table-cell table:style-name="ce14" table:formula="of:=SUMPRODUCT([Zeit1.E1:.F2];[$Verteilung.S16:.T17])" office:value-type="float" office:value="253.044728345727" calcext:value-type="float">
            <text:p>253,044728345727</text:p>
          </table:table-cell>
          <table:table-cell table:number-columns-repeated="1018"/>
        </table:table-row>
        <table:table-row table:style-name="ro1">
          <table:table-cell table:style-name="ce14" table:formula="of:=SUMPRODUCT([Zeit1.A1:.B3];[$Verteilung.B20:.C22])" office:value-type="float" office:value="49.0058045603181" calcext:value-type="float">
            <text:p>49,0058045603181</text:p>
          </table:table-cell>
          <table:table-cell table:style-name="ce14" table:formula="of:=SUMPRODUCT([Zeit1.A1:.C3];[$Verteilung.F20:.H22])" office:value-type="float" office:value="44.5694025056087" calcext:value-type="float">
            <text:p>44,5694025056087</text:p>
          </table:table-cell>
          <table:table-cell table:style-name="ce14" table:formula="of:=SUMPRODUCT([Zeit1.B1:.D2];[$Verteilung.$J$16:.$L$17])" office:value-type="float" office:value="68.9963886956524" calcext:value-type="float">
            <text:p>68,9963886956524</text:p>
          </table:table-cell>
          <table:table-cell table:style-name="ce14" table:formula="of:=SUMPRODUCT([Zeit1.C1:.E2];[$Verteilung.$J$16:.$L$17])" office:value-type="float" office:value="240.132035619775" calcext:value-type="float">
            <text:p>240,132035619775</text:p>
          </table:table-cell>
          <table:table-cell table:style-name="ce14" table:formula="of:=SUMPRODUCT([Zeit1.D1:.F3];[$Verteilung.N20:.P22])" office:value-type="float" office:value="154.989295017919" calcext:value-type="float">
            <text:p>154,989295017919</text:p>
          </table:table-cell>
          <table:table-cell table:style-name="ce14" table:formula="of:=SUMPRODUCT([Zeit1.E1:.F3];[$Verteilung.S20:.T22])" office:value-type="float" office:value="111.690991719199" calcext:value-type="float">
            <text:p>111,690991719199</text:p>
          </table:table-cell>
          <table:table-cell table:number-columns-repeated="1018"/>
        </table:table-row>
        <table:table-row table:style-name="ro1">
          <table:table-cell table:style-name="ce14" table:formula="of:=SUMPRODUCT([Zeit1.A2:.B4];[$Verteilung.B24:.C26])" office:value-type="float" office:value="44.3931489100183" calcext:value-type="float">
            <text:p>44,3931489100183</text:p>
          </table:table-cell>
          <table:table-cell table:style-name="ce14" table:formula="of:=SUMPRODUCT([Zeit1.A2:.C4];[$Verteilung.F24:.H26])" office:value-type="float" office:value="58.5297495200013" calcext:value-type="float">
            <text:p>58,5297495200013</text:p>
          </table:table-cell>
          <table:table-cell table:style-name="ce14" table:formula="of:=SUMPRODUCT([Zeit1.B2:.D4];[$Verteilung.$J$24:.$L$26])" office:value-type="float" office:value="78.3002262085844" calcext:value-type="float">
            <text:p>78,3002262085844</text:p>
          </table:table-cell>
          <table:table-cell table:style-name="ce14" table:formula="of:=SUMPRODUCT([Zeit1.C2:.E4];[$Verteilung.$J$24:.$L$26])" office:value-type="float" office:value="203.139015989594" calcext:value-type="float">
            <text:p>203,139015989594</text:p>
          </table:table-cell>
          <table:table-cell table:style-name="ce14" table:formula="of:=SUMPRODUCT([Zeit1.D2:.F4];[$Verteilung.N24:.P26])" office:value-type="float" office:value="113.650020014176" calcext:value-type="float">
            <text:p>113,650020014176</text:p>
          </table:table-cell>
          <table:table-cell table:style-name="ce14" table:formula="of:=SUMPRODUCT([Zeit1.E2:.F4];[$Verteilung.S24:.T26])" office:value-type="float" office:value="73.0865300123722" calcext:value-type="float">
            <text:p>73,0865300123722</text:p>
          </table:table-cell>
          <table:table-cell table:number-columns-repeated="1018"/>
        </table:table-row>
        <table:table-row table:style-name="ro1">
          <table:table-cell table:style-name="ce14" table:formula="of:=SUMPRODUCT([Zeit1.A3:.B5];[$Verteilung.B28:.C30])" office:value-type="float" office:value="52.9743852360663" calcext:value-type="float">
            <text:p>52,9743852360663</text:p>
          </table:table-cell>
          <table:table-cell table:style-name="ce14" table:formula="of:=SUMPRODUCT([Zeit1.A3:.C5];[$Verteilung.F28:.H30])" office:value-type="float" office:value="63.908628132854" calcext:value-type="float">
            <text:p>63,908628132854</text:p>
          </table:table-cell>
          <table:table-cell table:style-name="ce14" table:formula="of:=SUMPRODUCT([Zeit1.B3:.D5];[$Verteilung.$J$28:.$L$30])" office:value-type="float" office:value="63.1860094942081" calcext:value-type="float">
            <text:p>63,1860094942081</text:p>
          </table:table-cell>
          <table:table-cell table:style-name="ce14" table:formula="of:=SUMPRODUCT([Zeit1.C3:.E5];[$Verteilung.$J$28:.$L$30])" office:value-type="float" office:value="180.577553519578" calcext:value-type="float">
            <text:p>180,577553519578</text:p>
          </table:table-cell>
          <table:table-cell table:style-name="ce14" table:formula="of:=SUMPRODUCT([Zeit1.D3:.F5];[$Verteilung.N28:.P30])" office:value-type="float" office:value="111.533538618507" calcext:value-type="float">
            <text:p>111,533538618507</text:p>
          </table:table-cell>
          <table:table-cell table:style-name="ce14" table:formula="of:=SUMPRODUCT([Zeit1.E3:.F5];[$Verteilung.S28:.T30])" office:value-type="float" office:value="78.934246460863" calcext:value-type="float">
            <text:p>78,934246460863</text:p>
          </table:table-cell>
          <table:table-cell table:number-columns-repeated="1018"/>
        </table:table-row>
        <table:table-row table:style-name="ro1">
          <table:table-cell table:style-name="ce14" table:formula="of:=SUMPRODUCT([Zeit1.A4:.B5];[$Verteilung.B33:.C34])" office:value-type="float" office:value="78.5718809170136" calcext:value-type="float">
            <text:p>78,5718809170136</text:p>
          </table:table-cell>
          <table:table-cell table:style-name="ce14" table:formula="of:=SUMPRODUCT([Zeit1.A4:.C5];[$Verteilung.F33:.H34])" office:value-type="float" office:value="64.4994318502502" calcext:value-type="float">
            <text:p>64,4994318502502</text:p>
          </table:table-cell>
          <table:table-cell table:style-name="ce14" table:formula="of:=SUMPRODUCT([Zeit1.B4:.D5];[$Verteilung.$J$33:.$L$34])" office:value-type="float" office:value="39.2881890459229" calcext:value-type="float">
            <text:p>39,2881890459229</text:p>
          </table:table-cell>
          <table:table-cell table:style-name="ce14" table:formula="of:=SUMPRODUCT([Zeit1.C4:.E5];[$Verteilung.$J$33:.$L$34])" office:value-type="float" office:value="42.2609123388031" calcext:value-type="float">
            <text:p>42,2609123388031</text:p>
          </table:table-cell>
          <table:table-cell table:style-name="ce14" table:formula="of:=SUMPRODUCT([Zeit1.D4:.F5];[$Verteilung.N33:.P34])" office:value-type="float" office:value="97.3147922685263" calcext:value-type="float">
            <text:p>97,3147922685263</text:p>
          </table:table-cell>
          <table:table-cell table:style-name="ce14" table:formula="of:=SUMPRODUCT([Zeit1.E4:.F5];[$Verteilung.S33:.T34])" office:value-type="float" office:value="88.4308377445923" calcext:value-type="float">
            <text:p>88,430837744592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024" table:default-cell-style-name="ce2"/>
        <table:table-row table:style-name="ro1">
          <table:table-cell table:style-name="ce15" table:formula="of:==SUMPRODUCT([Zeit2.A1:.B2];[$Verteilung.B16:.C17])" office:value-type="float" office:value="76.1901632314502" calcext:value-type="float">
            <text:p>76,1901632314502</text:p>
          </table:table-cell>
          <table:table-cell table:style-name="ce15" table:formula="of:=SUMPRODUCT([Zeit2.A1:.C2];[$Verteilung.F16:.H17])" office:value-type="float" office:value="64.0046710585991" calcext:value-type="float">
            <text:p>64,0046710585991</text:p>
          </table:table-cell>
          <table:table-cell table:style-name="ce15" table:formula="of:=SUMPRODUCT([Zeit2.B1:.D2];[$Verteilung.$J$16:.$L$17])" office:value-type="float" office:value="84.3190712002661" calcext:value-type="float">
            <text:p>84,3190712002661</text:p>
          </table:table-cell>
          <table:table-cell table:style-name="ce15" table:formula="of:=SUMPRODUCT([Zeit2.C1:.E2];[$Verteilung.$J$16:.$L$17])" office:value-type="float" office:value="221.452258202612" calcext:value-type="float">
            <text:p>221,452258202612</text:p>
          </table:table-cell>
          <table:table-cell table:style-name="ce15" table:formula="of:=SUMPRODUCT([Zeit2.D1:.F2];[$Verteilung.N16:.P17])" office:value-type="float" office:value="250.273066331768" calcext:value-type="float">
            <text:p>250,273066331768</text:p>
          </table:table-cell>
          <table:table-cell table:style-name="ce15" table:formula="of:=SUMPRODUCT([Zeit2.E1:.F2];[$Verteilung.S16:.T17])" office:value-type="float" office:value="236.746113048948" calcext:value-type="float">
            <text:p>236,746113048948</text:p>
          </table:table-cell>
          <table:table-cell table:number-columns-repeated="1018"/>
        </table:table-row>
        <table:table-row table:style-name="ro1">
          <table:table-cell table:style-name="ce15" table:formula="of:=SUMPRODUCT([Zeit2.A1:.B3];[$Verteilung.B20:.C22])" office:value-type="float" office:value="51.262392996551" calcext:value-type="float">
            <text:p>51,262392996551</text:p>
          </table:table-cell>
          <table:table-cell table:style-name="ce15" table:formula="of:=SUMPRODUCT([Zeit2.A1:.C3];[$Verteilung.F20:.H22])" office:value-type="float" office:value="53.1205822902758" calcext:value-type="float">
            <text:p>53,1205822902758</text:p>
          </table:table-cell>
          <table:table-cell table:style-name="ce15" table:formula="of:=SUMPRODUCT([Zeit2.B1:.D2];[$Verteilung.$J$16:.$L$17])" office:value-type="float" office:value="84.3190712002661" calcext:value-type="float">
            <text:p>84,3190712002661</text:p>
          </table:table-cell>
          <table:table-cell table:style-name="ce15" table:formula="of:=SUMPRODUCT([Zeit2.C1:.E2];[$Verteilung.$J$16:.$L$17])" office:value-type="float" office:value="221.452258202612" calcext:value-type="float">
            <text:p>221,452258202612</text:p>
          </table:table-cell>
          <table:table-cell table:style-name="ce15" table:formula="of:=SUMPRODUCT([Zeit2.D1:.F3];[$Verteilung.N20:.P22])" office:value-type="float" office:value="172.169036906661" calcext:value-type="float">
            <text:p>172,169036906661</text:p>
          </table:table-cell>
          <table:table-cell table:style-name="ce15" table:formula="of:=SUMPRODUCT([Zeit2.E1:.F3];[$Verteilung.S20:.T22])" office:value-type="float" office:value="126.129716599675" calcext:value-type="float">
            <text:p>126,129716599675</text:p>
          </table:table-cell>
          <table:table-cell table:number-columns-repeated="1018"/>
        </table:table-row>
        <table:table-row table:style-name="ro1">
          <table:table-cell table:style-name="ce15" table:formula="of:=SUMPRODUCT([Zeit2.A2:.B4];[$Verteilung.B24:.C26])" office:value-type="float" office:value="45.8107884135838" calcext:value-type="float">
            <text:p>45,8107884135838</text:p>
          </table:table-cell>
          <table:table-cell table:style-name="ce15" table:formula="of:=SUMPRODUCT([Zeit2.A2:.C4];[$Verteilung.F24:.H26])" office:value-type="float" office:value="59.183606909842" calcext:value-type="float">
            <text:p>59,183606909842</text:p>
          </table:table-cell>
          <table:table-cell table:style-name="ce15" table:formula="of:=SUMPRODUCT([Zeit2.B2:.D4];[$Verteilung.$J$24:.$L$26])" office:value-type="float" office:value="89.9690226909773" calcext:value-type="float">
            <text:p>89,9690226909773</text:p>
          </table:table-cell>
          <table:table-cell table:style-name="ce15" table:formula="of:=SUMPRODUCT([Zeit2.C2:.E4];[$Verteilung.$J$24:.$L$26])" office:value-type="float" office:value="178.512368069766" calcext:value-type="float">
            <text:p>178,512368069766</text:p>
          </table:table-cell>
          <table:table-cell table:style-name="ce15" table:formula="of:=SUMPRODUCT([Zeit2.D2:.F4];[$Verteilung.N24:.P26])" office:value-type="float" office:value="125.025747841476" calcext:value-type="float">
            <text:p>125,025747841476</text:p>
          </table:table-cell>
          <table:table-cell table:style-name="ce15" table:formula="of:=SUMPRODUCT([Zeit2.E2:.F4];[$Verteilung.S24:.T26])" office:value-type="float" office:value="82.7600131855913" calcext:value-type="float">
            <text:p>82,7600131855913</text:p>
          </table:table-cell>
          <table:table-cell table:number-columns-repeated="1018"/>
        </table:table-row>
        <table:table-row table:style-name="ro1">
          <table:table-cell table:style-name="ce15" table:formula="of:=SUMPRODUCT([Zeit2.A3:.B5];[$Verteilung.B28:.C30])" office:value-type="float" office:value="55.0081361513347" calcext:value-type="float">
            <text:p>55,0081361513347</text:p>
          </table:table-cell>
          <table:table-cell table:style-name="ce15" table:formula="of:=SUMPRODUCT([Zeit2.A3:.C5];[$Verteilung.F28:.H30])" office:value-type="float" office:value="64.4867127065052" calcext:value-type="float">
            <text:p>64,4867127065052</text:p>
          </table:table-cell>
          <table:table-cell table:style-name="ce15" table:formula="of:=SUMPRODUCT([Zeit2.B3:.D5];[$Verteilung.$J$28:.$L$30])" office:value-type="float" office:value="73.530478486911" calcext:value-type="float">
            <text:p>73,530478486911</text:p>
          </table:table-cell>
          <table:table-cell table:style-name="ce15" table:formula="of:=SUMPRODUCT([Zeit2.C3:.E5];[$Verteilung.$J$28:.$L$30])" office:value-type="float" office:value="152.499711929508" calcext:value-type="float">
            <text:p>152,499711929508</text:p>
          </table:table-cell>
          <table:table-cell table:style-name="ce15" table:formula="of:=SUMPRODUCT([Zeit2.D3:.F5];[$Verteilung.N28:.P30])" office:value-type="float" office:value="113.945270147181" calcext:value-type="float">
            <text:p>113,945270147181</text:p>
          </table:table-cell>
          <table:table-cell table:style-name="ce15" table:formula="of:=SUMPRODUCT([Zeit2.E3:.F5];[$Verteilung.S28:.T30])" office:value-type="float" office:value="76.8405805566196" calcext:value-type="float">
            <text:p>76,8405805566196</text:p>
          </table:table-cell>
          <table:table-cell table:number-columns-repeated="1018"/>
        </table:table-row>
        <table:table-row table:style-name="ro1">
          <table:table-cell table:style-name="ce15" table:formula="of:=SUMPRODUCT([Zeit2.A4:.B5];[$Verteilung.B33:.C34])" office:value-type="float" office:value="74.1159595979375" calcext:value-type="float">
            <text:p>74,1159595979375</text:p>
          </table:table-cell>
          <table:table-cell table:style-name="ce15" table:formula="of:=SUMPRODUCT([Zeit2.A4:.C5];[$Verteilung.F33:.H34])" office:value-type="float" office:value="63.0512014840395" calcext:value-type="float">
            <text:p>63,0512014840395</text:p>
          </table:table-cell>
          <table:table-cell table:style-name="ce15" table:formula="of:=SUMPRODUCT([Zeit2.B4:.D5];[$Verteilung.$J$33:.$L$34])" office:value-type="float" office:value="47.3004725581981" calcext:value-type="float">
            <text:p>47,3004725581981</text:p>
          </table:table-cell>
          <table:table-cell table:style-name="ce15" table:formula="of:=SUMPRODUCT([Zeit2.C4:.E5];[$Verteilung.$J$33:.$L$34])" office:value-type="float" office:value="54.6269407373436" calcext:value-type="float">
            <text:p>54,6269407373436</text:p>
          </table:table-cell>
          <table:table-cell table:style-name="ce15" table:formula="of:=SUMPRODUCT([Zeit2.D4:.F5];[$Verteilung.N33:.P34])" office:value-type="float" office:value="97.0061118184333" calcext:value-type="float">
            <text:p>97,0061118184333</text:p>
          </table:table-cell>
          <table:table-cell table:style-name="ce15" table:formula="of:=SUMPRODUCT([Zeit2.E4:.F5];[$Verteilung.S33:.T34])" office:value-type="float" office:value="87.3200887054257" calcext:value-type="float">
            <text:p>87,3200887054257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024" table:default-cell-style-name="ce2"/>
        <table:table-row table:style-name="ro1">
          <table:table-cell table:style-name="ce16" table:formula="of:==SUMPRODUCT([Zeit3.A1:.B2];[$Verteilung.B16:.C17])" office:value-type="float" office:value="71.6333935100216" calcext:value-type="float">
            <text:p>71,6333935100216</text:p>
          </table:table-cell>
          <table:table-cell table:style-name="ce16" table:formula="of:=SUMPRODUCT([Zeit3.A1:.C2];[$Verteilung.F16:.H17])" office:value-type="float" office:value="66.0040845439257" calcext:value-type="float">
            <text:p>66,0040845439257</text:p>
          </table:table-cell>
          <table:table-cell table:style-name="ce16" table:formula="of:=SUMPRODUCT([Zeit3.B1:.D2];[$Verteilung.$J$16:.$L$17])" office:value-type="float" office:value="95.2213945580952" calcext:value-type="float">
            <text:p>95,2213945580952</text:p>
          </table:table-cell>
          <table:table-cell table:style-name="ce16" table:formula="of:=SUMPRODUCT([Zeit3.C1:.E2];[$Verteilung.$J$16:.$L$17])" office:value-type="float" office:value="207.797555516608" calcext:value-type="float">
            <text:p>207,797555516608</text:p>
          </table:table-cell>
          <table:table-cell table:style-name="ce16" table:formula="of:=SUMPRODUCT([Zeit3.D1:.F2];[$Verteilung.N16:.P17])" office:value-type="float" office:value="238.72047751996" calcext:value-type="float">
            <text:p>238,72047751996</text:p>
          </table:table-cell>
          <table:table-cell table:style-name="ce16" table:formula="of:=SUMPRODUCT([Zeit3.E1:.F2];[$Verteilung.S16:.T17])" office:value-type="float" office:value="223.874905390295" calcext:value-type="float">
            <text:p>223,874905390295</text:p>
          </table:table-cell>
          <table:table-cell table:number-columns-repeated="1018"/>
        </table:table-row>
        <table:table-row table:style-name="ro1">
          <table:table-cell table:style-name="ce16" table:formula="of:=SUMPRODUCT([Zeit3.A1:.B3];[$Verteilung.B20:.C22])" office:value-type="float" office:value="53.1203109322791" calcext:value-type="float">
            <text:p>53,1203109322791</text:p>
          </table:table-cell>
          <table:table-cell table:style-name="ce16" table:formula="of:=SUMPRODUCT([Zeit3.A1:.C3];[$Verteilung.F20:.H22])" office:value-type="float" office:value="60.519937345645" calcext:value-type="float">
            <text:p>60,519937345645</text:p>
          </table:table-cell>
          <table:table-cell table:style-name="ce16" table:formula="of:=SUMPRODUCT([Zeit3.B1:.D2];[$Verteilung.$J$16:.$L$17])" office:value-type="float" office:value="95.2213945580952" calcext:value-type="float">
            <text:p>95,2213945580952</text:p>
          </table:table-cell>
          <table:table-cell table:style-name="ce16" table:formula="of:=SUMPRODUCT([Zeit3.C1:.E2];[$Verteilung.$J$16:.$L$17])" office:value-type="float" office:value="207.797555516608" calcext:value-type="float">
            <text:p>207,797555516608</text:p>
          </table:table-cell>
          <table:table-cell table:style-name="ce16" table:formula="of:=SUMPRODUCT([Zeit3.D1:.F3];[$Verteilung.N20:.P22])" office:value-type="float" office:value="181.200732469721" calcext:value-type="float">
            <text:p>181,200732469721</text:p>
          </table:table-cell>
          <table:table-cell table:style-name="ce16" table:formula="of:=SUMPRODUCT([Zeit3.E1:.F3];[$Verteilung.S20:.T22])" office:value-type="float" office:value="137.177625254189" calcext:value-type="float">
            <text:p>137,177625254189</text:p>
          </table:table-cell>
          <table:table-cell table:number-columns-repeated="1018"/>
        </table:table-row>
        <table:table-row table:style-name="ro1">
          <table:table-cell table:style-name="ce16" table:formula="of:=SUMPRODUCT([Zeit3.A2:.B4];[$Verteilung.B24:.C26])" office:value-type="float" office:value="47.4720132094399" calcext:value-type="float">
            <text:p>47,4720132094399</text:p>
          </table:table-cell>
          <table:table-cell table:style-name="ce16" table:formula="of:=SUMPRODUCT([Zeit3.A2:.C4];[$Verteilung.F24:.H26])" office:value-type="float" office:value="61.8147203390281" calcext:value-type="float">
            <text:p>61,8147203390281</text:p>
          </table:table-cell>
          <table:table-cell table:style-name="ce16" table:formula="of:=SUMPRODUCT([Zeit3.B2:.D4];[$Verteilung.$J$24:.$L$26])" office:value-type="float" office:value="96.4081976642039" calcext:value-type="float">
            <text:p>96,4081976642039</text:p>
          </table:table-cell>
          <table:table-cell table:style-name="ce16" table:formula="of:=SUMPRODUCT([Zeit3.C2:.E4];[$Verteilung.$J$24:.$L$26])" office:value-type="float" office:value="162.708262976647" calcext:value-type="float">
            <text:p>162,708262976647</text:p>
          </table:table-cell>
          <table:table-cell table:style-name="ce16" table:formula="of:=SUMPRODUCT([Zeit3.D2:.F4];[$Verteilung.N24:.P26])" office:value-type="float" office:value="131.659125408555" calcext:value-type="float">
            <text:p>131,659125408555</text:p>
          </table:table-cell>
          <table:table-cell table:style-name="ce16" table:formula="of:=SUMPRODUCT([Zeit3.E2:.F4];[$Verteilung.S24:.T26])" office:value-type="float" office:value="92.1419671669615" calcext:value-type="float">
            <text:p>92,1419671669615</text:p>
          </table:table-cell>
          <table:table-cell table:number-columns-repeated="1018"/>
        </table:table-row>
        <table:table-row table:style-name="ro1">
          <table:table-cell table:style-name="ce16" table:formula="of:=SUMPRODUCT([Zeit3.A3:.B5];[$Verteilung.B28:.C30])" office:value-type="float" office:value="56.3251742170967" calcext:value-type="float">
            <text:p>56,3251742170967</text:p>
          </table:table-cell>
          <table:table-cell table:style-name="ce16" table:formula="of:=SUMPRODUCT([Zeit3.A3:.C5];[$Verteilung.F28:.H30])" office:value-type="float" office:value="66.0439298919991" calcext:value-type="float">
            <text:p>66,0439298919991</text:p>
          </table:table-cell>
          <table:table-cell table:style-name="ce16" table:formula="of:=SUMPRODUCT([Zeit3.B3:.D5];[$Verteilung.$J$28:.$L$30])" office:value-type="float" office:value="79.5986156859251" calcext:value-type="float">
            <text:p>79,5986156859251</text:p>
          </table:table-cell>
          <table:table-cell table:style-name="ce16" table:formula="of:=SUMPRODUCT([Zeit3.C3:.E5];[$Verteilung.$J$28:.$L$30])" office:value-type="float" office:value="135.242406957794" calcext:value-type="float">
            <text:p>135,242406957794</text:p>
          </table:table-cell>
          <table:table-cell table:style-name="ce16" table:formula="of:=SUMPRODUCT([Zeit3.D3:.F5];[$Verteilung.N28:.P30])" office:value-type="float" office:value="114.527911469458" calcext:value-type="float">
            <text:p>114,527911469458</text:p>
          </table:table-cell>
          <table:table-cell table:style-name="ce16" table:formula="of:=SUMPRODUCT([Zeit3.E3:.F5];[$Verteilung.S28:.T30])" office:value-type="float" office:value="76.1437204866542" calcext:value-type="float">
            <text:p>76,1437204866542</text:p>
          </table:table-cell>
          <table:table-cell table:number-columns-repeated="1018"/>
        </table:table-row>
        <table:table-row table:style-name="ro1">
          <table:table-cell table:style-name="ce16" table:formula="of:=SUMPRODUCT([Zeit3.A4:.B5];[$Verteilung.B33:.C34])" office:value-type="float" office:value="70.473447943941" calcext:value-type="float">
            <text:p>70,473447943941</text:p>
          </table:table-cell>
          <table:table-cell table:style-name="ce16" table:formula="of:=SUMPRODUCT([Zeit3.A4:.C5];[$Verteilung.F33:.H34])" office:value-type="float" office:value="62.6178917911463" calcext:value-type="float">
            <text:p>62,6178917911463</text:p>
          </table:table-cell>
          <table:table-cell table:style-name="ce16" table:formula="of:=SUMPRODUCT([Zeit3.B4:.D5];[$Verteilung.$J$33:.$L$34])" office:value-type="float" office:value="53.4673813932857" calcext:value-type="float">
            <text:p>53,4673813932857</text:p>
          </table:table-cell>
          <table:table-cell table:style-name="ce16" table:formula="of:=SUMPRODUCT([Zeit3.C4:.E5];[$Verteilung.$J$33:.$L$34])" office:value-type="float" office:value="63.3741348202021" calcext:value-type="float">
            <text:p>63,3741348202021</text:p>
          </table:table-cell>
          <table:table-cell table:style-name="ce16" table:formula="of:=SUMPRODUCT([Zeit3.D4:.F5];[$Verteilung.N33:.P34])" office:value-type="float" office:value="96.0053355514426" calcext:value-type="float">
            <text:p>96,0053355514426</text:p>
          </table:table-cell>
          <table:table-cell table:style-name="ce16" table:formula="of:=SUMPRODUCT([Zeit3.E4:.F5];[$Verteilung.S33:.T34])" office:value-type="float" office:value="86.347368131826" calcext:value-type="float">
            <text:p>86,34736813182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1:Zeit4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024" table:default-cell-style-name="ce2"/>
        <table:table-row table:style-name="ro1">
          <table:table-cell table:style-name="ce17" table:formula="of:==SUMPRODUCT([Zeit4.A1:.B2];[$Verteilung.B16:.C17])" office:value-type="float" office:value="68.3344437110441" calcext:value-type="float">
            <text:p>68,3344437110441</text:p>
          </table:table-cell>
          <table:table-cell table:style-name="ce17" table:formula="of:=SUMPRODUCT([Zeit4.A1:.C2];[$Verteilung.F16:.H17])" office:value-type="float" office:value="68.7684355735987" calcext:value-type="float">
            <text:p>68,7684355735987</text:p>
          </table:table-cell>
          <table:table-cell table:style-name="ce17" table:formula="of:=SUMPRODUCT([Zeit4.B1:.D2];[$Verteilung.$J$16:.$L$17])" office:value-type="float" office:value="103.092784475006" calcext:value-type="float">
            <text:p>103,092784475006</text:p>
          </table:table-cell>
          <table:table-cell table:style-name="ce17" table:formula="of:=SUMPRODUCT([Zeit4.C1:.E2];[$Verteilung.$J$16:.$L$17])" office:value-type="float" office:value="197.558411515742" calcext:value-type="float">
            <text:p>197,558411515742</text:p>
          </table:table-cell>
          <table:table-cell table:style-name="ce17" table:formula="of:=SUMPRODUCT([Zeit4.D1:.F2];[$Verteilung.N16:.P17])" office:value-type="float" office:value="228.889410940257" calcext:value-type="float">
            <text:p>228,889410940257</text:p>
          </table:table-cell>
          <table:table-cell table:style-name="ce17" table:formula="of:=SUMPRODUCT([Zeit4.E1:.F2];[$Verteilung.S16:.T17])" office:value-type="float" office:value="213.48869042569" calcext:value-type="float">
            <text:p>213,48869042569</text:p>
          </table:table-cell>
          <table:table-cell table:number-columns-repeated="1018"/>
        </table:table-row>
        <table:table-row table:style-name="ro1">
          <table:table-cell table:style-name="ce17" table:formula="of:=SUMPRODUCT([Zeit4.A1:.B3];[$Verteilung.B20:.C22])" office:value-type="float" office:value="54.8627483568637" calcext:value-type="float">
            <text:p>54,8627483568637</text:p>
          </table:table-cell>
          <table:table-cell table:style-name="ce17" table:formula="of:=SUMPRODUCT([Zeit4.A1:.C3];[$Verteilung.F20:.H22])" office:value-type="float" office:value="66.8189156177752" calcext:value-type="float">
            <text:p>66,8189156177752</text:p>
          </table:table-cell>
          <table:table-cell table:style-name="ce17" table:formula="of:=SUMPRODUCT([Zeit4.B1:.D2];[$Verteilung.$J$16:.$L$17])" office:value-type="float" office:value="103.092784475006" calcext:value-type="float">
            <text:p>103,092784475006</text:p>
          </table:table-cell>
          <table:table-cell table:style-name="ce17" table:formula="of:=SUMPRODUCT([Zeit4.C1:.E2];[$Verteilung.$J$16:.$L$17])" office:value-type="float" office:value="197.558411515742" calcext:value-type="float">
            <text:p>197,558411515742</text:p>
          </table:table-cell>
          <table:table-cell table:style-name="ce17" table:formula="of:=SUMPRODUCT([Zeit4.D1:.F3];[$Verteilung.N20:.P22])" office:value-type="float" office:value="185.465308895136" calcext:value-type="float">
            <text:p>185,465308895136</text:p>
          </table:table-cell>
          <table:table-cell table:style-name="ce17" table:formula="of:=SUMPRODUCT([Zeit4.E1:.F3];[$Verteilung.S20:.T22])" office:value-type="float" office:value="145.396886705488" calcext:value-type="float">
            <text:p>145,396886705488</text:p>
          </table:table-cell>
          <table:table-cell table:number-columns-repeated="1018"/>
        </table:table-row>
        <table:table-row table:style-name="ro1">
          <table:table-cell table:style-name="ce17" table:formula="of:=SUMPRODUCT([Zeit4.A2:.B4];[$Verteilung.B24:.C26])" office:value-type="float" office:value="49.3450128179208" calcext:value-type="float">
            <text:p>49,3450128179208</text:p>
          </table:table-cell>
          <table:table-cell table:style-name="ce17" table:formula="of:=SUMPRODUCT([Zeit4.A2:.C4];[$Verteilung.F24:.H26])" office:value-type="float" office:value="65.139425047882" calcext:value-type="float">
            <text:p>65,139425047882</text:p>
          </table:table-cell>
          <table:table-cell table:style-name="ce17" table:formula="of:=SUMPRODUCT([Zeit4.B2:.D4];[$Verteilung.$J$24:.$L$26])" office:value-type="float" office:value="100.06253236631" calcext:value-type="float">
            <text:p>100,06253236631</text:p>
          </table:table-cell>
          <table:table-cell table:style-name="ce17" table:formula="of:=SUMPRODUCT([Zeit4.C2:.E4];[$Verteilung.$J$24:.$L$26])" office:value-type="float" office:value="152.347958650058" calcext:value-type="float">
            <text:p>152,347958650058</text:p>
          </table:table-cell>
          <table:table-cell table:style-name="ce17" table:formula="of:=SUMPRODUCT([Zeit4.D2:.F4];[$Verteilung.N24:.P26])" office:value-type="float" office:value="135.575034951281" calcext:value-type="float">
            <text:p>135,575034951281</text:p>
          </table:table-cell>
          <table:table-cell table:style-name="ce17" table:formula="of:=SUMPRODUCT([Zeit4.E2:.F4];[$Verteilung.S24:.T26])" office:value-type="float" office:value="100.521341047135" calcext:value-type="float">
            <text:p>100,521341047135</text:p>
          </table:table-cell>
          <table:table-cell table:number-columns-repeated="1018"/>
        </table:table-row>
        <table:table-row table:style-name="ro1">
          <table:table-cell table:style-name="ce17" table:formula="of:=SUMPRODUCT([Zeit4.A3:.B5];[$Verteilung.B28:.C30])" office:value-type="float" office:value="57.3301516594682" calcext:value-type="float">
            <text:p>57,3301516594682</text:p>
          </table:table-cell>
          <table:table-cell table:style-name="ce17" table:formula="of:=SUMPRODUCT([Zeit4.A3:.C5];[$Verteilung.F28:.H30])" office:value-type="float" office:value="67.9349076838579" calcext:value-type="float">
            <text:p>67,9349076838579</text:p>
          </table:table-cell>
          <table:table-cell table:style-name="ce17" table:formula="of:=SUMPRODUCT([Zeit4.B3:.D5];[$Verteilung.$J$28:.$L$30])" office:value-type="float" office:value="83.3511487019824" calcext:value-type="float">
            <text:p>83,3511487019824</text:p>
          </table:table-cell>
          <table:table-cell table:style-name="ce17" table:formula="of:=SUMPRODUCT([Zeit4.C3:.E5];[$Verteilung.$J$28:.$L$30])" office:value-type="float" office:value="124.586759006301" calcext:value-type="float">
            <text:p>124,586759006301</text:p>
          </table:table-cell>
          <table:table-cell table:style-name="ce17" table:formula="of:=SUMPRODUCT([Zeit4.D3:.F5];[$Verteilung.N28:.P30])" office:value-type="float" office:value="114.410773937775" calcext:value-type="float">
            <text:p>114,410773937775</text:p>
          </table:table-cell>
          <table:table-cell table:style-name="ce17" table:formula="of:=SUMPRODUCT([Zeit4.E3:.F5];[$Verteilung.S28:.T30])" office:value-type="float" office:value="76.2886327682988" calcext:value-type="float">
            <text:p>76,2886327682988</text:p>
          </table:table-cell>
          <table:table-cell table:number-columns-repeated="1018"/>
        </table:table-row>
        <table:table-row table:style-name="ro1">
          <table:table-cell table:style-name="ce17" table:formula="of:=SUMPRODUCT([Zeit4.A4:.B5];[$Verteilung.B33:.C34])" office:value-type="float" office:value="67.5572451537516" calcext:value-type="float">
            <text:p>67,5572451537516</text:p>
          </table:table-cell>
          <table:table-cell table:style-name="ce17" table:formula="of:=SUMPRODUCT([Zeit4.A4:.C5];[$Verteilung.F33:.H34])" office:value-type="float" office:value="62.7599853460296" calcext:value-type="float">
            <text:p>62,7599853460296</text:p>
          </table:table-cell>
          <table:table-cell table:style-name="ce17" table:formula="of:=SUMPRODUCT([Zeit4.B4:.D5];[$Verteilung.$J$33:.$L$34])" office:value-type="float" office:value="58.3074191049033" calcext:value-type="float">
            <text:p>58,3074191049033</text:p>
          </table:table-cell>
          <table:table-cell table:style-name="ce17" table:formula="of:=SUMPRODUCT([Zeit4.C4:.E5];[$Verteilung.$J$33:.$L$34])" office:value-type="float" office:value="69.591735859716" calcext:value-type="float">
            <text:p>69,591735859716</text:p>
          </table:table-cell>
          <table:table-cell table:style-name="ce17" table:formula="of:=SUMPRODUCT([Zeit4.D4:.F5];[$Verteilung.N33:.P34])" office:value-type="float" office:value="94.8216204498263" calcext:value-type="float">
            <text:p>94,8216204498263</text:p>
          </table:table-cell>
          <table:table-cell table:style-name="ce17" table:formula="of:=SUMPRODUCT([Zeit4.E4:.F5];[$Verteilung.S33:.T34])" office:value-type="float" office:value="85.4645485791106" calcext:value-type="float">
            <text:p>85,464548579110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1:Zeit5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024" table:default-cell-style-name="ce2"/>
        <table:table-row table:style-name="ro1">
          <table:table-cell table:style-name="ce18" table:formula="of:==SUMPRODUCT([Zeit5.A1:.B2];[$Verteilung.B16:.C17])" office:value-type="float" office:value="66.0768986206977" calcext:value-type="float">
            <text:p>66,0768986206977</text:p>
          </table:table-cell>
          <table:table-cell table:style-name="ce18" table:formula="of:=SUMPRODUCT([Zeit5.A1:.C2];[$Verteilung.F16:.H17])" office:value-type="float" office:value="71.8234939371267" calcext:value-type="float">
            <text:p>71,8234939371267</text:p>
          </table:table-cell>
          <table:table-cell table:style-name="ce18" table:formula="of:=SUMPRODUCT([Zeit5.B1:.D2];[$Verteilung.$J$16:.$L$17])" office:value-type="float" office:value="108.852496462826" calcext:value-type="float">
            <text:p>108,852496462826</text:p>
          </table:table-cell>
          <table:table-cell table:style-name="ce18" table:formula="of:=SUMPRODUCT([Zeit5.C1:.E2];[$Verteilung.$J$16:.$L$17])" office:value-type="float" office:value="189.683698124587" calcext:value-type="float">
            <text:p>189,683698124587</text:p>
          </table:table-cell>
          <table:table-cell table:style-name="ce18" table:formula="of:=SUMPRODUCT([Zeit5.D1:.F2];[$Verteilung.N16:.P17])" office:value-type="float" office:value="220.45098932088" calcext:value-type="float">
            <text:p>220,45098932088</text:p>
          </table:table-cell>
          <table:table-cell table:style-name="ce18" table:formula="of:=SUMPRODUCT([Zeit5.E1:.F2];[$Verteilung.S16:.T17])" office:value-type="float" office:value="204.932310684571" calcext:value-type="float">
            <text:p>204,932310684571</text:p>
          </table:table-cell>
          <table:table-cell table:number-columns-repeated="1018"/>
        </table:table-row>
        <table:table-row table:style-name="ro1">
          <table:table-cell table:style-name="ce18" table:formula="of:=SUMPRODUCT([Zeit5.A1:.B3];[$Verteilung.B20:.C22])" office:value-type="float" office:value="56.6102095281594" calcext:value-type="float">
            <text:p>56,6102095281594</text:p>
          </table:table-cell>
          <table:table-cell table:style-name="ce18" table:formula="of:=SUMPRODUCT([Zeit5.A1:.C3];[$Verteilung.F20:.H22])" office:value-type="float" office:value="72.1574714529566" calcext:value-type="float">
            <text:p>72,1574714529566</text:p>
          </table:table-cell>
          <table:table-cell table:style-name="ce18" table:formula="of:=SUMPRODUCT([Zeit5.B1:.D2];[$Verteilung.$J$16:.$L$17])" office:value-type="float" office:value="108.852496462826" calcext:value-type="float">
            <text:p>108,852496462826</text:p>
          </table:table-cell>
          <table:table-cell table:style-name="ce18" table:formula="of:=SUMPRODUCT([Zeit5.C1:.E2];[$Verteilung.$J$16:.$L$17])" office:value-type="float" office:value="189.683698124587" calcext:value-type="float">
            <text:p>189,683698124587</text:p>
          </table:table-cell>
          <table:table-cell table:style-name="ce18" table:formula="of:=SUMPRODUCT([Zeit5.D1:.F3];[$Verteilung.N20:.P22])" office:value-type="float" office:value="186.962463481008" calcext:value-type="float">
            <text:p>186,962463481008</text:p>
          </table:table-cell>
          <table:table-cell table:style-name="ce18" table:formula="of:=SUMPRODUCT([Zeit5.E1:.F3];[$Verteilung.S20:.T22])" office:value-type="float" office:value="151.331796137101" calcext:value-type="float">
            <text:p>151,331796137101</text:p>
          </table:table-cell>
          <table:table-cell table:number-columns-repeated="1018"/>
        </table:table-row>
        <table:table-row table:style-name="ro1">
          <table:table-cell table:style-name="ce18" table:formula="of:=SUMPRODUCT([Zeit5.A2:.B4];[$Verteilung.B24:.C26])" office:value-type="float" office:value="51.3598934246941" calcext:value-type="float">
            <text:p>51,3598934246941</text:p>
          </table:table-cell>
          <table:table-cell table:style-name="ce18" table:formula="of:=SUMPRODUCT([Zeit5.A2:.C4];[$Verteilung.F24:.H26])" office:value-type="float" office:value="68.5491640743339" calcext:value-type="float">
            <text:p>68,5491640743339</text:p>
          </table:table-cell>
          <table:table-cell table:style-name="ce18" table:formula="of:=SUMPRODUCT([Zeit5.B2:.D4];[$Verteilung.$J$24:.$L$26])" office:value-type="float" office:value="102.249431543513" calcext:value-type="float">
            <text:p>102,249431543513</text:p>
          </table:table-cell>
          <table:table-cell table:style-name="ce18" table:formula="of:=SUMPRODUCT([Zeit5.C2:.E4];[$Verteilung.$J$24:.$L$26])" office:value-type="float" office:value="145.416257937119" calcext:value-type="float">
            <text:p>145,416257937119</text:p>
          </table:table-cell>
          <table:table-cell table:style-name="ce18" table:formula="of:=SUMPRODUCT([Zeit5.D2:.F4];[$Verteilung.N24:.P26])" office:value-type="float" office:value="137.917384225758" calcext:value-type="float">
            <text:p>137,917384225758</text:p>
          </table:table-cell>
          <table:table-cell table:style-name="ce18" table:formula="of:=SUMPRODUCT([Zeit5.E2:.F4];[$Verteilung.S24:.T26])" office:value-type="float" office:value="107.662466045957" calcext:value-type="float">
            <text:p>107,662466045957</text:p>
          </table:table-cell>
          <table:table-cell table:number-columns-repeated="1018"/>
        </table:table-row>
        <table:table-row table:style-name="ro1">
          <table:table-cell table:style-name="ce18" table:formula="of:=SUMPRODUCT([Zeit5.A3:.B5];[$Verteilung.B28:.C30])" office:value-type="float" office:value="58.223529002886" calcext:value-type="float">
            <text:p>58,223529002886</text:p>
          </table:table-cell>
          <table:table-cell table:style-name="ce18" table:formula="of:=SUMPRODUCT([Zeit5.A3:.C5];[$Verteilung.F28:.H30])" office:value-type="float" office:value="69.8686151759597" calcext:value-type="float">
            <text:p>69,8686151759597</text:p>
          </table:table-cell>
          <table:table-cell table:style-name="ce18" table:formula="of:=SUMPRODUCT([Zeit5.B3:.D5];[$Verteilung.$J$28:.$L$30])" office:value-type="float" office:value="85.849165356101" calcext:value-type="float">
            <text:p>85,849165356101</text:p>
          </table:table-cell>
          <table:table-cell table:style-name="ce18" table:formula="of:=SUMPRODUCT([Zeit5.C3:.E5];[$Verteilung.$J$28:.$L$30])" office:value-type="float" office:value="118.001155309836" calcext:value-type="float">
            <text:p>118,001155309836</text:p>
          </table:table-cell>
          <table:table-cell table:style-name="ce18" table:formula="of:=SUMPRODUCT([Zeit5.D3:.F5];[$Verteilung.N28:.P30])" office:value-type="float" office:value="114.118896176133" calcext:value-type="float">
            <text:p>114,118896176133</text:p>
          </table:table-cell>
          <table:table-cell table:style-name="ce18" table:formula="of:=SUMPRODUCT([Zeit5.E3:.F5];[$Verteilung.S28:.T30])" office:value-type="float" office:value="76.9088440809287" calcext:value-type="float">
            <text:p>76,9088440809287</text:p>
          </table:table-cell>
          <table:table-cell table:number-columns-repeated="1018"/>
        </table:table-row>
        <table:table-row table:style-name="ro1">
          <table:table-cell table:style-name="ce18" table:formula="of:=SUMPRODUCT([Zeit5.A4:.B5];[$Verteilung.B33:.C34])" office:value-type="float" office:value="65.2703000467812" calcext:value-type="float">
            <text:p>65,2703000467812</text:p>
          </table:table-cell>
          <table:table-cell table:style-name="ce18" table:formula="of:=SUMPRODUCT([Zeit5.A4:.C5];[$Verteilung.F33:.H34])" office:value-type="float" office:value="63.2256112200849" calcext:value-type="float">
            <text:p>63,2256112200849</text:p>
          </table:table-cell>
          <table:table-cell table:style-name="ce18" table:formula="of:=SUMPRODUCT([Zeit5.B4:.D5];[$Verteilung.$J$33:.$L$34])" office:value-type="float" office:value="62.1719445938538" calcext:value-type="float">
            <text:p>62,1719445938538</text:p>
          </table:table-cell>
          <table:table-cell table:style-name="ce18" table:formula="of:=SUMPRODUCT([Zeit5.C4:.E5];[$Verteilung.$J$33:.$L$34])" office:value-type="float" office:value="74.0523167392275" calcext:value-type="float">
            <text:p>74,0523167392275</text:p>
          </table:table-cell>
          <table:table-cell table:style-name="ce18" table:formula="of:=SUMPRODUCT([Zeit5.D4:.F5];[$Verteilung.N33:.P34])" office:value-type="float" office:value="93.7018934980897" calcext:value-type="float">
            <text:p>93,7018934980897</text:p>
          </table:table-cell>
          <table:table-cell table:style-name="ce18" table:formula="of:=SUMPRODUCT([Zeit5.E4:.F5];[$Verteilung.S33:.T34])" office:value-type="float" office:value="84.6690261608246" calcext:value-type="float">
            <text:p>84,669026160824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1:Zeit6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024" table:default-cell-style-name="ce2"/>
        <table:table-row table:style-name="ro1">
          <table:table-cell table:style-name="ce19" table:formula="of:==SUMPRODUCT([Zeit6.A1:.B2];[$Verteilung.B16:.C17])" office:value-type="float" office:value="64.6660728066439" calcext:value-type="float">
            <text:p>64,6660728066439</text:p>
          </table:table-cell>
          <table:table-cell table:style-name="ce19" table:formula="of:=SUMPRODUCT([Zeit6.A1:.C2];[$Verteilung.F16:.H17])" office:value-type="float" office:value="74.9024755115513" calcext:value-type="float">
            <text:p>74,9024755115513</text:p>
          </table:table-cell>
          <table:table-cell table:style-name="ce19" table:formula="of:=SUMPRODUCT([Zeit6.B1:.D2];[$Verteilung.$J$16:.$L$17])" office:value-type="float" office:value="113.117940559302" calcext:value-type="float">
            <text:p>113,117940559302</text:p>
          </table:table-cell>
          <table:table-cell table:style-name="ce19" table:formula="of:=SUMPRODUCT([Zeit6.C1:.E2];[$Verteilung.$J$16:.$L$17])" office:value-type="float" office:value="183.477299272381" calcext:value-type="float">
            <text:p>183,477299272381</text:p>
          </table:table-cell>
          <table:table-cell table:style-name="ce19" table:formula="of:=SUMPRODUCT([Zeit6.D1:.F2];[$Verteilung.N16:.P17])" office:value-type="float" office:value="213.15118707389" calcext:value-type="float">
            <text:p>213,15118707389</text:p>
          </table:table-cell>
          <table:table-cell table:style-name="ce19" table:formula="of:=SUMPRODUCT([Zeit6.E1:.F2];[$Verteilung.S16:.T17])" office:value-type="float" office:value="197.74525398151" calcext:value-type="float">
            <text:p>197,74525398151</text:p>
          </table:table-cell>
          <table:table-cell table:number-columns-repeated="1018"/>
        </table:table-row>
        <table:table-row table:style-name="ro1">
          <table:table-cell table:style-name="ce19" table:formula="of:=SUMPRODUCT([Zeit6.A1:.B3];[$Verteilung.B20:.C22])" office:value-type="float" office:value="58.4017608093206" calcext:value-type="float">
            <text:p>58,4017608093206</text:p>
          </table:table-cell>
          <table:table-cell table:style-name="ce19" table:formula="of:=SUMPRODUCT([Zeit6.A1:.C3];[$Verteilung.F20:.H22])" office:value-type="float" office:value="76.6942883164144" calcext:value-type="float">
            <text:p>76,6942883164144</text:p>
          </table:table-cell>
          <table:table-cell table:style-name="ce19" table:formula="of:=SUMPRODUCT([Zeit6.B1:.D2];[$Verteilung.$J$16:.$L$17])" office:value-type="float" office:value="113.117940559302" calcext:value-type="float">
            <text:p>113,117940559302</text:p>
          </table:table-cell>
          <table:table-cell table:style-name="ce19" table:formula="of:=SUMPRODUCT([Zeit6.C1:.E2];[$Verteilung.$J$16:.$L$17])" office:value-type="float" office:value="183.477299272381" calcext:value-type="float">
            <text:p>183,477299272381</text:p>
          </table:table-cell>
          <table:table-cell table:style-name="ce19" table:formula="of:=SUMPRODUCT([Zeit6.D1:.F3];[$Verteilung.N20:.P22])" office:value-type="float" office:value="186.873878540942" calcext:value-type="float">
            <text:p>186,873878540942</text:p>
          </table:table-cell>
          <table:table-cell table:style-name="ce19" table:formula="of:=SUMPRODUCT([Zeit6.E1:.F3];[$Verteilung.S20:.T22])" office:value-type="float" office:value="155.462568029042" calcext:value-type="float">
            <text:p>155,462568029042</text:p>
          </table:table-cell>
          <table:table-cell table:number-columns-repeated="1018"/>
        </table:table-row>
        <table:table-row table:style-name="ro1">
          <table:table-cell table:style-name="ce19" table:formula="of:=SUMPRODUCT([Zeit6.A2:.B4];[$Verteilung.B24:.C26])" office:value-type="float" office:value="53.4467874467248" calcext:value-type="float">
            <text:p>53,4467874467248</text:p>
          </table:table-cell>
          <table:table-cell table:style-name="ce19" table:formula="of:=SUMPRODUCT([Zeit6.A2:.C4];[$Verteilung.F24:.H26])" office:value-type="float" office:value="71.7804181407886" calcext:value-type="float">
            <text:p>71,7804181407886</text:p>
          </table:table-cell>
          <table:table-cell table:style-name="ce19" table:formula="of:=SUMPRODUCT([Zeit6.B2:.D4];[$Verteilung.$J$24:.$L$26])" office:value-type="float" office:value="103.67232890758" calcext:value-type="float">
            <text:p>103,67232890758</text:p>
          </table:table-cell>
          <table:table-cell table:style-name="ce19" table:formula="of:=SUMPRODUCT([Zeit6.C2:.E4];[$Verteilung.$J$24:.$L$26])" office:value-type="float" office:value="140.689202217602" calcext:value-type="float">
            <text:p>140,689202217602</text:p>
          </table:table-cell>
          <table:table-cell table:style-name="ce19" table:formula="of:=SUMPRODUCT([Zeit6.D2:.F4];[$Verteilung.N24:.P26])" office:value-type="float" office:value="139.332083315912" calcext:value-type="float">
            <text:p>139,332083315912</text:p>
          </table:table-cell>
          <table:table-cell table:style-name="ce19" table:formula="of:=SUMPRODUCT([Zeit6.E2:.F4];[$Verteilung.S24:.T26])" office:value-type="float" office:value="113.56550473779" calcext:value-type="float">
            <text:p>113,56550473779</text:p>
          </table:table-cell>
          <table:table-cell table:number-columns-repeated="1018"/>
        </table:table-row>
        <table:table-row table:style-name="ro1">
          <table:table-cell table:style-name="ce19" table:formula="of:=SUMPRODUCT([Zeit6.A3:.B5];[$Verteilung.B28:.C30])" office:value-type="float" office:value="59.099167862684" calcext:value-type="float">
            <text:p>59,099167862684</text:p>
          </table:table-cell>
          <table:table-cell table:style-name="ce19" table:formula="of:=SUMPRODUCT([Zeit6.A3:.C5];[$Verteilung.F28:.H30])" office:value-type="float" office:value="71.726661617258" calcext:value-type="float">
            <text:p>71,726661617258</text:p>
          </table:table-cell>
          <table:table-cell table:style-name="ce19" table:formula="of:=SUMPRODUCT([Zeit6.B3:.D5];[$Verteilung.$J$28:.$L$30])" office:value-type="float" office:value="87.66436637483" calcext:value-type="float">
            <text:p>87,66436637483</text:p>
          </table:table-cell>
          <table:table-cell table:style-name="ce19" table:formula="of:=SUMPRODUCT([Zeit6.C3:.E5];[$Verteilung.$J$28:.$L$30])" office:value-type="float" office:value="113.951884908462" calcext:value-type="float">
            <text:p>113,951884908462</text:p>
          </table:table-cell>
          <table:table-cell table:style-name="ce19" table:formula="of:=SUMPRODUCT([Zeit6.D3:.F5];[$Verteilung.N28:.P30])" office:value-type="float" office:value="113.872098703026" calcext:value-type="float">
            <text:p>113,872098703026</text:p>
          </table:table-cell>
          <table:table-cell table:style-name="ce19" table:formula="of:=SUMPRODUCT([Zeit6.E3:.F5];[$Verteilung.S28:.T30])" office:value-type="float" office:value="77.7669750929694" calcext:value-type="float">
            <text:p>77,7669750929694</text:p>
          </table:table-cell>
          <table:table-cell table:number-columns-repeated="1018"/>
        </table:table-row>
        <table:table-row table:style-name="ro1">
          <table:table-cell table:style-name="ce19" table:formula="of:=SUMPRODUCT([Zeit6.A4:.B5];[$Verteilung.B33:.C34])" office:value-type="float" office:value="63.5188944938497" calcext:value-type="float">
            <text:p>63,5188944938497</text:p>
          </table:table-cell>
          <table:table-cell table:style-name="ce19" table:formula="of:=SUMPRODUCT([Zeit6.A4:.C5];[$Verteilung.F33:.H34])" office:value-type="float" office:value="63.8710122387401" calcext:value-type="float">
            <text:p>63,8710122387401</text:p>
          </table:table-cell>
          <table:table-cell table:style-name="ce19" table:formula="of:=SUMPRODUCT([Zeit6.B4:.D5];[$Verteilung.$J$33:.$L$34])" office:value-type="float" office:value="65.3069901746275" calcext:value-type="float">
            <text:p>65,3069901746275</text:p>
          </table:table-cell>
          <table:table-cell table:style-name="ce19" table:formula="of:=SUMPRODUCT([Zeit6.C4:.E5];[$Verteilung.$J$33:.$L$34])" office:value-type="float" office:value="77.2980449805885" calcext:value-type="float">
            <text:p>77,2980449805885</text:p>
          </table:table-cell>
          <table:table-cell table:style-name="ce19" table:formula="of:=SUMPRODUCT([Zeit6.D4:.F5];[$Verteilung.N33:.P34])" office:value-type="float" office:value="92.7521148995216" calcext:value-type="float">
            <text:p>92,7521148995216</text:p>
          </table:table-cell>
          <table:table-cell table:style-name="ce19" table:formula="of:=SUMPRODUCT([Zeit6.E4:.F5];[$Verteilung.S33:.T34])" office:value-type="float" office:value="83.9704059422335" calcext:value-type="float">
            <text:p>83,9704059422335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1:Zeit7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024" table:default-cell-style-name="ce2"/>
        <table:table-row table:style-name="ro1">
          <table:table-cell table:style-name="ce20" table:formula="of:==SUMPRODUCT([Zeit7.A1:.B2];[$Verteilung.B16:.C17])" office:value-type="float" office:value="63.9331334924774" calcext:value-type="float">
            <text:p>63,9331334924774</text:p>
          </table:table-cell>
          <table:table-cell table:style-name="ce20" table:formula="of:=SUMPRODUCT([Zeit7.A1:.C2];[$Verteilung.F16:.H17])" office:value-type="float" office:value="77.8638290476109" calcext:value-type="float">
            <text:p>77,8638290476109</text:p>
          </table:table-cell>
          <table:table-cell table:style-name="ce20" table:formula="of:=SUMPRODUCT([Zeit7.B1:.D2];[$Verteilung.$J$16:.$L$17])" office:value-type="float" office:value="116.31029490944" calcext:value-type="float">
            <text:p>116,31029490944</text:p>
          </table:table-cell>
          <table:table-cell table:style-name="ce20" table:formula="of:=SUMPRODUCT([Zeit7.C1:.E2];[$Verteilung.$J$16:.$L$17])" office:value-type="float" office:value="178.471250401258" calcext:value-type="float">
            <text:p>178,471250401258</text:p>
          </table:table-cell>
          <table:table-cell table:style-name="ce20" table:formula="of:=SUMPRODUCT([Zeit7.D1:.F2];[$Verteilung.N16:.P17])" office:value-type="float" office:value="206.78966983547" calcext:value-type="float">
            <text:p>206,78966983547</text:p>
          </table:table-cell>
          <table:table-cell table:style-name="ce20" table:formula="of:=SUMPRODUCT([Zeit7.E1:.F2];[$Verteilung.S16:.T17])" office:value-type="float" office:value="191.600160231076" calcext:value-type="float">
            <text:p>191,600160231076</text:p>
          </table:table-cell>
          <table:table-cell table:number-columns-repeated="1018"/>
        </table:table-row>
        <table:table-row table:style-name="ro1">
          <table:table-cell table:style-name="ce20" table:formula="of:=SUMPRODUCT([Zeit7.A1:.B3];[$Verteilung.B20:.C22])" office:value-type="float" office:value="60.2383189776418" calcext:value-type="float">
            <text:p>60,2383189776418</text:p>
          </table:table-cell>
          <table:table-cell table:style-name="ce20" table:formula="of:=SUMPRODUCT([Zeit7.A1:.C3];[$Verteilung.F20:.H22])" office:value-type="float" office:value="80.576833889584" calcext:value-type="float">
            <text:p>80,576833889584</text:p>
          </table:table-cell>
          <table:table-cell table:style-name="ce20" table:formula="of:=SUMPRODUCT([Zeit7.B1:.D2];[$Verteilung.$J$16:.$L$17])" office:value-type="float" office:value="116.31029490944" calcext:value-type="float">
            <text:p>116,31029490944</text:p>
          </table:table-cell>
          <table:table-cell table:style-name="ce20" table:formula="of:=SUMPRODUCT([Zeit7.C1:.E2];[$Verteilung.$J$16:.$L$17])" office:value-type="float" office:value="178.471250401258" calcext:value-type="float">
            <text:p>178,471250401258</text:p>
          </table:table-cell>
          <table:table-cell table:style-name="ce20" table:formula="of:=SUMPRODUCT([Zeit7.D1:.F3];[$Verteilung.N20:.P22])" office:value-type="float" office:value="185.896372024129" calcext:value-type="float">
            <text:p>185,896372024129</text:p>
          </table:table-cell>
          <table:table-cell table:style-name="ce20" table:formula="of:=SUMPRODUCT([Zeit7.E1:.F3];[$Verteilung.S20:.T22])" office:value-type="float" office:value="158.191591777474" calcext:value-type="float">
            <text:p>158,191591777474</text:p>
          </table:table-cell>
          <table:table-cell table:number-columns-repeated="1018"/>
        </table:table-row>
        <table:table-row table:style-name="ro1">
          <table:table-cell table:style-name="ce20" table:formula="of:=SUMPRODUCT([Zeit7.A2:.B4];[$Verteilung.B24:.C26])" office:value-type="float" office:value="55.5491722132554" calcext:value-type="float">
            <text:p>55,5491722132554</text:p>
          </table:table-cell>
          <table:table-cell table:style-name="ce20" table:formula="of:=SUMPRODUCT([Zeit7.A2:.C4];[$Verteilung.F24:.H26])" office:value-type="float" office:value="74.7402387570864" calcext:value-type="float">
            <text:p>74,7402387570864</text:p>
          </table:table-cell>
          <table:table-cell table:style-name="ce20" table:formula="of:=SUMPRODUCT([Zeit7.B2:.D4];[$Verteilung.$J$24:.$L$26])" office:value-type="float" office:value="104.702160793565" calcext:value-type="float">
            <text:p>104,702160793565</text:p>
          </table:table-cell>
          <table:table-cell table:style-name="ce20" table:formula="of:=SUMPRODUCT([Zeit7.C2:.E4];[$Verteilung.$J$24:.$L$26])" office:value-type="float" office:value="137.4082863437" calcext:value-type="float">
            <text:p>137,4082863437</text:p>
          </table:table-cell>
          <table:table-cell table:style-name="ce20" table:formula="of:=SUMPRODUCT([Zeit7.D2:.F4];[$Verteilung.N24:.P26])" office:value-type="float" office:value="140.184329130358" calcext:value-type="float">
            <text:p>140,184329130358</text:p>
          </table:table-cell>
          <table:table-cell table:style-name="ce20" table:formula="of:=SUMPRODUCT([Zeit7.E2:.F4];[$Verteilung.S24:.T26])" office:value-type="float" office:value="118.337469609992" calcext:value-type="float">
            <text:p>118,337469609992</text:p>
          </table:table-cell>
          <table:table-cell table:number-columns-repeated="1018"/>
        </table:table-row>
        <table:table-row table:style-name="ro1">
          <table:table-cell table:style-name="ce20" table:formula="of:=SUMPRODUCT([Zeit7.A3:.B5];[$Verteilung.B28:.C30])" office:value-type="float" office:value="59.9964778457683" calcext:value-type="float">
            <text:p>59,9964778457683</text:p>
          </table:table-cell>
          <table:table-cell table:style-name="ce20" table:formula="of:=SUMPRODUCT([Zeit7.A3:.C5];[$Verteilung.F28:.H30])" office:value-type="float" office:value="73.4714292971609" calcext:value-type="float">
            <text:p>73,4714292971609</text:p>
          </table:table-cell>
          <table:table-cell table:style-name="ce20" table:formula="of:=SUMPRODUCT([Zeit7.B3:.D5];[$Verteilung.$J$28:.$L$30])" office:value-type="float" office:value="89.1032480484498" calcext:value-type="float">
            <text:p>89,1032480484498</text:p>
          </table:table-cell>
          <table:table-cell table:style-name="ce20" table:formula="of:=SUMPRODUCT([Zeit7.C3:.E5];[$Verteilung.$J$28:.$L$30])" office:value-type="float" office:value="111.499946292629" calcext:value-type="float">
            <text:p>111,499946292629</text:p>
          </table:table-cell>
          <table:table-cell table:style-name="ce20" table:formula="of:=SUMPRODUCT([Zeit7.D3:.F5];[$Verteilung.N28:.P30])" office:value-type="float" office:value="113.742248349309" calcext:value-type="float">
            <text:p>113,742248349309</text:p>
          </table:table-cell>
          <table:table-cell table:style-name="ce20" table:formula="of:=SUMPRODUCT([Zeit7.E3:.F5];[$Verteilung.S28:.T30])" office:value-type="float" office:value="78.713067200606" calcext:value-type="float">
            <text:p>78,713067200606</text:p>
          </table:table-cell>
          <table:table-cell table:number-columns-repeated="1018"/>
        </table:table-row>
        <table:table-row table:style-name="ro1">
          <table:table-cell table:style-name="ce20" table:formula="of:=SUMPRODUCT([Zeit7.A4:.B5];[$Verteilung.B33:.C34])" office:value-type="float" office:value="62.2182650671205" calcext:value-type="float">
            <text:p>62,2182650671205</text:p>
          </table:table-cell>
          <table:table-cell table:style-name="ce20" table:formula="of:=SUMPRODUCT([Zeit7.A4:.C5];[$Verteilung.F33:.H34])" office:value-type="float" office:value="64.6146712469369" calcext:value-type="float">
            <text:p>64,6146712469369</text:p>
          </table:table-cell>
          <table:table-cell table:style-name="ce20" table:formula="of:=SUMPRODUCT([Zeit7.B4:.D5];[$Verteilung.$J$33:.$L$34])" office:value-type="float" office:value="67.8896611840331" calcext:value-type="float">
            <text:p>67,8896611840331</text:p>
          </table:table-cell>
          <table:table-cell table:style-name="ce20" table:formula="of:=SUMPRODUCT([Zeit7.C4:.E5];[$Verteilung.$J$33:.$L$34])" office:value-type="float" office:value="79.7063131656801" calcext:value-type="float">
            <text:p>79,7063131656801</text:p>
          </table:table-cell>
          <table:table-cell table:style-name="ce20" table:formula="of:=SUMPRODUCT([Zeit7.D4:.F5];[$Verteilung.N33:.P34])" office:value-type="float" office:value="92.0046240256076" calcext:value-type="float">
            <text:p>92,0046240256076</text:p>
          </table:table-cell>
          <table:table-cell table:style-name="ce20" table:formula="of:=SUMPRODUCT([Zeit7.E4:.F5];[$Verteilung.S33:.T34])" office:value-type="float" office:value="83.376954248758" calcext:value-type="float">
            <text:p>83,376954248758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1:Zeit8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024" table:default-cell-style-name="ce2"/>
        <table:table-row table:style-name="ro1">
          <table:table-cell table:style-name="ce21" table:formula="of:==SUMPRODUCT([Zeit8.A1:.B2];[$Verteilung.B16:.C17])" office:value-type="float" office:value="63.7352483940573" calcext:value-type="float">
            <text:p>63,7352483940573</text:p>
          </table:table-cell>
          <table:table-cell table:style-name="ce21" table:formula="of:=SUMPRODUCT([Zeit8.A1:.C2];[$Verteilung.F16:.H17])" office:value-type="float" office:value="80.640208994837" calcext:value-type="float">
            <text:p>80,640208994837</text:p>
          </table:table-cell>
          <table:table-cell table:style-name="ce21" table:formula="of:=SUMPRODUCT([Zeit8.B1:.D2];[$Verteilung.$J$16:.$L$17])" office:value-type="float" office:value="118.721421095424" calcext:value-type="float">
            <text:p>118,721421095424</text:p>
          </table:table-cell>
          <table:table-cell table:style-name="ce21" table:formula="of:=SUMPRODUCT([Zeit8.C1:.E2];[$Verteilung.$J$16:.$L$17])" office:value-type="float" office:value="174.34595207482" calcext:value-type="float">
            <text:p>174,34595207482</text:p>
          </table:table-cell>
          <table:table-cell table:style-name="ce21" table:formula="of:=SUMPRODUCT([Zeit8.D1:.F2];[$Verteilung.N16:.P17])" office:value-type="float" office:value="201.206149733746" calcext:value-type="float">
            <text:p>201,206149733746</text:p>
          </table:table-cell>
          <table:table-cell table:style-name="ce21" table:formula="of:=SUMPRODUCT([Zeit8.E1:.F2];[$Verteilung.S16:.T17])" office:value-type="float" office:value="186.261605865493" calcext:value-type="float">
            <text:p>186,261605865493</text:p>
          </table:table-cell>
          <table:table-cell table:number-columns-repeated="1018"/>
        </table:table-row>
        <table:table-row table:style-name="ro1">
          <table:table-cell table:style-name="ce21" table:formula="of:=SUMPRODUCT([Zeit8.A1:.B3];[$Verteilung.B20:.C22])" office:value-type="float" office:value="62.1051194331825" calcext:value-type="float">
            <text:p>62,1051194331825</text:p>
          </table:table-cell>
          <table:table-cell table:style-name="ce21" table:formula="of:=SUMPRODUCT([Zeit8.A1:.C3];[$Verteilung.F20:.H22])" office:value-type="float" office:value="83.9309002434324" calcext:value-type="float">
            <text:p>83,9309002434324</text:p>
          </table:table-cell>
          <table:table-cell table:style-name="ce21" table:formula="of:=SUMPRODUCT([Zeit8.B1:.D2];[$Verteilung.$J$16:.$L$17])" office:value-type="float" office:value="118.721421095424" calcext:value-type="float">
            <text:p>118,721421095424</text:p>
          </table:table-cell>
          <table:table-cell table:style-name="ce21" table:formula="of:=SUMPRODUCT([Zeit8.C1:.E2];[$Verteilung.$J$16:.$L$17])" office:value-type="float" office:value="174.34595207482" calcext:value-type="float">
            <text:p>174,34595207482</text:p>
          </table:table-cell>
          <table:table-cell table:style-name="ce21" table:formula="of:=SUMPRODUCT([Zeit8.D1:.F3];[$Verteilung.N20:.P22])" office:value-type="float" office:value="184.439295974111" calcext:value-type="float">
            <text:p>184,439295974111</text:p>
          </table:table-cell>
          <table:table-cell table:style-name="ce21" table:formula="of:=SUMPRODUCT([Zeit8.E1:.F3];[$Verteilung.S20:.T22])" office:value-type="float" office:value="159.845419049694" calcext:value-type="float">
            <text:p>159,845419049694</text:p>
          </table:table-cell>
          <table:table-cell table:number-columns-repeated="1018"/>
        </table:table-row>
        <table:table-row table:style-name="ro1">
          <table:table-cell table:style-name="ce21" table:formula="of:=SUMPRODUCT([Zeit8.A2:.B4];[$Verteilung.B24:.C26])" office:value-type="float" office:value="57.626242308365" calcext:value-type="float">
            <text:p>57,626242308365</text:p>
          </table:table-cell>
          <table:table-cell table:style-name="ce21" table:formula="of:=SUMPRODUCT([Zeit8.A2:.C4];[$Verteilung.F24:.H26])" office:value-type="float" office:value="77.4155858965933" calcext:value-type="float">
            <text:p>77,4155858965933</text:p>
          </table:table-cell>
          <table:table-cell table:style-name="ce21" table:formula="of:=SUMPRODUCT([Zeit8.B2:.D4];[$Verteilung.$J$24:.$L$26])" office:value-type="float" office:value="105.531169010402" calcext:value-type="float">
            <text:p>105,531169010402</text:p>
          </table:table-cell>
          <table:table-cell table:style-name="ce21" table:formula="of:=SUMPRODUCT([Zeit8.C2:.E4];[$Verteilung.$J$24:.$L$26])" office:value-type="float" office:value="135.093337670105" calcext:value-type="float">
            <text:p>135,093337670105</text:p>
          </table:table-cell>
          <table:table-cell table:style-name="ce21" table:formula="of:=SUMPRODUCT([Zeit8.D2:.F4];[$Verteilung.N24:.P26])" office:value-type="float" office:value="140.681632930622" calcext:value-type="float">
            <text:p>140,681632930622</text:p>
          </table:table-cell>
          <table:table-cell table:style-name="ce21" table:formula="of:=SUMPRODUCT([Zeit8.E2:.F4];[$Verteilung.S24:.T26])" office:value-type="float" office:value="122.124540801079" calcext:value-type="float">
            <text:p>122,124540801079</text:p>
          </table:table-cell>
          <table:table-cell table:number-columns-repeated="1018"/>
        </table:table-row>
        <table:table-row table:style-name="ro1">
          <table:table-cell table:style-name="ce21" table:formula="of:=SUMPRODUCT([Zeit8.A3:.B5];[$Verteilung.B28:.C30])" office:value-type="float" office:value="60.9279792057536" calcext:value-type="float">
            <text:p>60,9279792057536</text:p>
          </table:table-cell>
          <table:table-cell table:style-name="ce21" table:formula="of:=SUMPRODUCT([Zeit8.A3:.C5];[$Verteilung.F28:.H30])" office:value-type="float" office:value="75.1006153932283" calcext:value-type="float">
            <text:p>75,1006153932283</text:p>
          </table:table-cell>
          <table:table-cell table:style-name="ce21" table:formula="of:=SUMPRODUCT([Zeit8.B3:.D5];[$Verteilung.$J$28:.$L$30])" office:value-type="float" office:value="90.3292425014752" calcext:value-type="float">
            <text:p>90,3292425014752</text:p>
          </table:table-cell>
          <table:table-cell table:style-name="ce21" table:formula="of:=SUMPRODUCT([Zeit8.C3:.E5];[$Verteilung.$J$28:.$L$30])" office:value-type="float" office:value="110.063833913054" calcext:value-type="float">
            <text:p>110,063833913054</text:p>
          </table:table-cell>
          <table:table-cell table:style-name="ce21" table:formula="of:=SUMPRODUCT([Zeit8.D3:.F5];[$Verteilung.N28:.P30])" office:value-type="float" office:value="113.734324881093" calcext:value-type="float">
            <text:p>113,734324881093</text:p>
          </table:table-cell>
          <table:table-cell table:style-name="ce21" table:formula="of:=SUMPRODUCT([Zeit8.E3:.F5];[$Verteilung.S28:.T30])" office:value-type="float" office:value="79.6556615770089" calcext:value-type="float">
            <text:p>79,6556615770089</text:p>
          </table:table-cell>
          <table:table-cell table:number-columns-repeated="1018"/>
        </table:table-row>
        <table:table-row table:style-name="ro1">
          <table:table-cell table:style-name="ce21" table:formula="of:=SUMPRODUCT([Zeit8.A4:.B5];[$Verteilung.B33:.C34])" office:value-type="float" office:value="61.294374997388" calcext:value-type="float">
            <text:p>61,294374997388</text:p>
          </table:table-cell>
          <table:table-cell table:style-name="ce21" table:formula="of:=SUMPRODUCT([Zeit8.A4:.C5];[$Verteilung.F33:.H34])" office:value-type="float" office:value="65.4108054959106" calcext:value-type="float">
            <text:p>65,4108054959106</text:p>
          </table:table-cell>
          <table:table-cell table:style-name="ce21" table:formula="of:=SUMPRODUCT([Zeit8.B4:.D5];[$Verteilung.$J$33:.$L$34])" office:value-type="float" office:value="70.0502284969059" calcext:value-type="float">
            <text:p>70,0502284969059</text:p>
          </table:table-cell>
          <table:table-cell table:style-name="ce21" table:formula="of:=SUMPRODUCT([Zeit8.C4:.E5];[$Verteilung.$J$33:.$L$34])" office:value-type="float" office:value="81.5381214172453" calcext:value-type="float">
            <text:p>81,5381214172453</text:p>
          </table:table-cell>
          <table:table-cell table:style-name="ce21" table:formula="of:=SUMPRODUCT([Zeit8.D4:.F5];[$Verteilung.N33:.P34])" office:value-type="float" office:value="91.4551845325365" calcext:value-type="float">
            <text:p>91,4551845325365</text:p>
          </table:table-cell>
          <table:table-cell table:style-name="ce21" table:formula="of:=SUMPRODUCT([Zeit8.E4:.F5];[$Verteilung.S33:.T34])" office:value-type="float" office:value="82.8913806695082" calcext:value-type="float">
            <text:p>82,891380669508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1:Zeit9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024" table:default-cell-style-name="ce2"/>
        <table:table-row table:style-name="ro1">
          <table:table-cell table:style-name="ce22" table:formula="of:==SUMPRODUCT([Zeit9.A1:.B2];[$Verteilung.B16:.C17])" office:value-type="float" office:value="63.9537145609166" calcext:value-type="float">
            <text:p>63,9537145609166</text:p>
          </table:table-cell>
          <table:table-cell table:style-name="ce22" table:formula="of:=SUMPRODUCT([Zeit9.A1:.C2];[$Verteilung.F16:.H17])" office:value-type="float" office:value="83.2070702974001" calcext:value-type="float">
            <text:p>83,2070702974001</text:p>
          </table:table-cell>
          <table:table-cell table:style-name="ce22" table:formula="of:=SUMPRODUCT([Zeit9.B1:.D2];[$Verteilung.$J$16:.$L$17])" office:value-type="float" office:value="120.556720803724" calcext:value-type="float">
            <text:p>120,556720803724</text:p>
          </table:table-cell>
          <table:table-cell table:style-name="ce22" table:formula="of:=SUMPRODUCT([Zeit9.C1:.E2];[$Verteilung.$J$16:.$L$17])" office:value-type="float" office:value="170.879530787578" calcext:value-type="float">
            <text:p>170,879530787578</text:p>
          </table:table-cell>
          <table:table-cell table:style-name="ce22" table:formula="of:=SUMPRODUCT([Zeit9.D1:.F2];[$Verteilung.N16:.P17])" office:value-type="float" office:value="196.271129653368" calcext:value-type="float">
            <text:p>196,271129653368</text:p>
          </table:table-cell>
          <table:table-cell table:style-name="ce22" table:formula="of:=SUMPRODUCT([Zeit9.E1:.F2];[$Verteilung.S16:.T17])" office:value-type="float" office:value="181.558231172072" calcext:value-type="float">
            <text:p>181,558231172072</text:p>
          </table:table-cell>
          <table:table-cell table:number-columns-repeated="1018"/>
        </table:table-row>
        <table:table-row table:style-name="ro1">
          <table:table-cell table:style-name="ce22" table:formula="of:=SUMPRODUCT([Zeit9.A1:.B3];[$Verteilung.B20:.C22])" office:value-type="float" office:value="63.9829087271619" calcext:value-type="float">
            <text:p>63,9829087271619</text:p>
          </table:table-cell>
          <table:table-cell table:style-name="ce22" table:formula="of:=SUMPRODUCT([Zeit9.A1:.C3];[$Verteilung.F20:.H22])" office:value-type="float" office:value="86.8591342132052" calcext:value-type="float">
            <text:p>86,8591342132052</text:p>
          </table:table-cell>
          <table:table-cell table:style-name="ce22" table:formula="of:=SUMPRODUCT([Zeit9.B1:.D2];[$Verteilung.$J$16:.$L$17])" office:value-type="float" office:value="120.556720803724" calcext:value-type="float">
            <text:p>120,556720803724</text:p>
          </table:table-cell>
          <table:table-cell table:style-name="ce22" table:formula="of:=SUMPRODUCT([Zeit9.C1:.E2];[$Verteilung.$J$16:.$L$17])" office:value-type="float" office:value="170.879530787578" calcext:value-type="float">
            <text:p>170,879530787578</text:p>
          </table:table-cell>
          <table:table-cell table:style-name="ce22" table:formula="of:=SUMPRODUCT([Zeit9.D1:.F3];[$Verteilung.N20:.P22])" office:value-type="float" office:value="182.741657411427" calcext:value-type="float">
            <text:p>182,741657411427</text:p>
          </table:table-cell>
          <table:table-cell table:style-name="ce22" table:formula="of:=SUMPRODUCT([Zeit9.E1:.F3];[$Verteilung.S20:.T22])" office:value-type="float" office:value="160.683478907776" calcext:value-type="float">
            <text:p>160,683478907776</text:p>
          </table:table-cell>
          <table:table-cell table:number-columns-repeated="1018"/>
        </table:table-row>
        <table:table-row table:style-name="ro1">
          <table:table-cell table:style-name="ce22" table:formula="of:=SUMPRODUCT([Zeit9.A2:.B4];[$Verteilung.B24:.C26])" office:value-type="float" office:value="59.6510212760773" calcext:value-type="float">
            <text:p>59,6510212760773</text:p>
          </table:table-cell>
          <table:table-cell table:style-name="ce22" table:formula="of:=SUMPRODUCT([Zeit9.A2:.C4];[$Verteilung.F24:.H26])" office:value-type="float" office:value="79.8273446861507" calcext:value-type="float">
            <text:p>79,8273446861507</text:p>
          </table:table-cell>
          <table:table-cell table:style-name="ce22" table:formula="of:=SUMPRODUCT([Zeit9.B2:.D4];[$Verteilung.$J$24:.$L$26])" office:value-type="float" office:value="106.256571091587" calcext:value-type="float">
            <text:p>106,256571091587</text:p>
          </table:table-cell>
          <table:table-cell table:style-name="ce22" table:formula="of:=SUMPRODUCT([Zeit9.C2:.E4];[$Verteilung.$J$24:.$L$26])" office:value-type="float" office:value="133.433803056527" calcext:value-type="float">
            <text:p>133,433803056527</text:p>
          </table:table-cell>
          <table:table-cell table:style-name="ce22" table:formula="of:=SUMPRODUCT([Zeit9.D2:.F4];[$Verteilung.N24:.P26])" office:value-type="float" office:value="140.943271537107" calcext:value-type="float">
            <text:p>140,943271537107</text:p>
          </table:table-cell>
          <table:table-cell table:style-name="ce22" table:formula="of:=SUMPRODUCT([Zeit9.E2:.F4];[$Verteilung.S24:.T26])" office:value-type="float" office:value="125.078033880077" calcext:value-type="float">
            <text:p>125,078033880077</text:p>
          </table:table-cell>
          <table:table-cell table:number-columns-repeated="1018"/>
        </table:table-row>
        <table:table-row table:style-name="ro1">
          <table:table-cell table:style-name="ce22" table:formula="of:=SUMPRODUCT([Zeit9.A3:.B5];[$Verteilung.B28:.C30])" office:value-type="float" office:value="61.8936494134801" calcext:value-type="float">
            <text:p>61,8936494134801</text:p>
          </table:table-cell>
          <table:table-cell table:style-name="ce22" table:formula="of:=SUMPRODUCT([Zeit9.A3:.C5];[$Verteilung.F28:.H30])" office:value-type="float" office:value="76.625428575736" calcext:value-type="float">
            <text:p>76,625428575736</text:p>
          </table:table-cell>
          <table:table-cell table:style-name="ce22" table:formula="of:=SUMPRODUCT([Zeit9.B3:.D5];[$Verteilung.$J$28:.$L$30])" office:value-type="float" office:value="91.4290280221864" calcext:value-type="float">
            <text:p>91,4290280221864</text:p>
          </table:table-cell>
          <table:table-cell table:style-name="ce22" table:formula="of:=SUMPRODUCT([Zeit9.C3:.E5];[$Verteilung.$J$28:.$L$30])" office:value-type="float" office:value="109.27903526135" calcext:value-type="float">
            <text:p>109,27903526135</text:p>
          </table:table-cell>
          <table:table-cell table:style-name="ce22" table:formula="of:=SUMPRODUCT([Zeit9.D3:.F5];[$Verteilung.N28:.P30])" office:value-type="float" office:value="113.826982836384" calcext:value-type="float">
            <text:p>113,826982836384</text:p>
          </table:table-cell>
          <table:table-cell table:style-name="ce22" table:formula="of:=SUMPRODUCT([Zeit9.E3:.F5];[$Verteilung.S28:.T30])" office:value-type="float" office:value="80.541908672583" calcext:value-type="float">
            <text:p>80,541908672583</text:p>
          </table:table-cell>
          <table:table-cell table:number-columns-repeated="1018"/>
        </table:table-row>
        <table:table-row table:style-name="ro1">
          <table:table-cell table:style-name="ce22" table:formula="of:=SUMPRODUCT([Zeit9.A4:.B5];[$Verteilung.B33:.C34])" office:value-type="float" office:value="60.6838369552241" calcext:value-type="float">
            <text:p>60,6838369552241</text:p>
          </table:table-cell>
          <table:table-cell table:style-name="ce22" table:formula="of:=SUMPRODUCT([Zeit9.A4:.C5];[$Verteilung.F33:.H34])" office:value-type="float" office:value="66.2340357462575" calcext:value-type="float">
            <text:p>66,2340357462575</text:p>
          </table:table-cell>
          <table:table-cell table:style-name="ce22" table:formula="of:=SUMPRODUCT([Zeit9.B4:.D5];[$Verteilung.$J$33:.$L$34])" office:value-type="float" office:value="71.8860326630337" calcext:value-type="float">
            <text:p>71,8860326630337</text:p>
          </table:table-cell>
          <table:table-cell table:style-name="ce22" table:formula="of:=SUMPRODUCT([Zeit9.C4:.E5];[$Verteilung.$J$33:.$L$34])" office:value-type="float" office:value="82.9730019612186" calcext:value-type="float">
            <text:p>82,9730019612186</text:p>
          </table:table-cell>
          <table:table-cell table:style-name="ce22" table:formula="of:=SUMPRODUCT([Zeit9.D4:.F5];[$Verteilung.N33:.P34])" office:value-type="float" office:value="91.0830589403866" calcext:value-type="float">
            <text:p>91,0830589403866</text:p>
          </table:table-cell>
          <table:table-cell table:style-name="ce22" table:formula="of:=SUMPRODUCT([Zeit9.E4:.F5];[$Verteilung.S33:.T34])" office:value-type="float" office:value="82.5106672852852" calcext:value-type="float">
            <text:p>82,510667285285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1:Zeit1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3" table:number-columns-repeated="1024" table:default-cell-style-name="Default"/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[.B7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3:.G4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3:.K4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3:.N4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100-[.A2]-[.B2]---[.C2]-[.C3]-[.C4]-[.B4]-[.A4]-[.A3]" office:value-type="float" office:value="65.8578643762691" calcext:value-type="float">
            <text:p>65,8578643762691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number-columns-repeated="2"/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3]/[.$E$2]" office:value-type="float" office:value="0.829513105638569" calcext:value-type="float">
            <text:p>0,829513105638569</text:p>
          </table:table-cell>
          <table:table-cell table:style-name="ce13" table:formula="of:=[.G3]/[.$E$2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3]/[.$J$2]" office:value-type="float" office:value="0.0568641046305657" calcext:value-type="float">
            <text:p>0,056864104630566</text:p>
          </table:table-cell>
          <table:table-cell table:style-name="ce12" table:formula="of:=[.J3]/[.$J$2]" office:value-type="float" office:value="0.748989698127554" calcext:value-type="float">
            <text:p>0,748989698127554</text:p>
          </table:table-cell>
          <table:table-cell table:style-name="ce13" table:formula="of:=[.K3]/[.$J$2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3]/[.$O$2]" office:value-type="float" office:value="0.0629775284618455" calcext:value-type="float">
            <text:p>0,062977528461846</text:p>
          </table:table-cell>
          <table:table-cell table:style-name="ce12" table:formula="of:=[.N3]/[.$O$2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4]/[.$E$2]" office:value-type="float" office:value="0.0629775284618455" calcext:value-type="float">
            <text:p>0,062977528461846</text:p>
          </table:table-cell>
          <table:table-cell table:style-name="ce13" table:formula="of:=[.G4]/[.$E$2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4]/[.$J$2]" office:value-type="float" office:value="0.0402089939903744" calcext:value-type="float">
            <text:p>0,040208993990374</text:p>
          </table:table-cell>
          <table:table-cell table:style-name="ce13" table:formula="of:=[.J4]/[.$J$2]" office:value-type="float" office:value="0.0568641046305657" calcext:value-type="float">
            <text:p>0,056864104630566</text:p>
          </table:table-cell>
          <table:table-cell table:style-name="ce13" table:formula="of:=[.K4]/[.$J$2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4]/[.$O$2]" office:value-type="float" office:value="0.0445318374377398" calcext:value-type="float">
            <text:p>0,04453183743774</text:p>
          </table:table-cell>
          <table:table-cell table:style-name="ce13" table:formula="of:=[.N4]/[.$O$2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/>
          <table:table-cell table:style-name="ce6" office:value-type="string" calcext:value-type="string">
            <text:p>Eingabe</text:p>
          </table:table-cell>
          <table:table-cell table:number-columns-repeated="3"/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7]" office:value-type="float" office:value="0.0568641046305657" calcext:value-type="float">
            <text:p>0,056864104630566</text:p>
          </table:table-cell>
          <table:table-cell table:style-name="ce13" table:formula="of:=[.G6]/[.$E$7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6]/100" office:value-type="float" office:value="0.0353553390593274" calcext:value-type="float">
            <text:p>0,035355339059327</text:p>
          </table:table-cell>
          <table:table-cell table:style-name="ce13" table:formula="of:=[.J6]/100" office:value-type="float" office:value="0.05" calcext:value-type="float">
            <text:p>0,05</text:p>
          </table:table-cell>
          <table:table-cell table:style-name="ce13" table:formula="of:=[.K6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6]/[.$O$7]" office:value-type="float" office:value="0.0402089939903744" calcext:value-type="float">
            <text:p>0,040208993990374</text:p>
          </table:table-cell>
          <table:table-cell table:style-name="ce13" table:formula="of:=[.N6]/[.$O$7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/>
          <table:table-cell table:style-name="ce9" table:formula="of:=SUM([.F6:.G8])" office:value-type="float" office:value="87.9289321881345" calcext:value-type="float">
            <text:p>87,928932188134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9" table:formula="of:=SUM([.M6:.N8])" office:value-type="float" office:value="87.9289321881345" calcext:value-type="float">
            <text:p>87,9289321881345</text:p>
          </table:table-cell>
          <table:table-cell/>
          <table:table-cell table:style-name="ce12" table:formula="of:=[.F7]/[.$E$7]" office:value-type="float" office:value="0.748989698127554" calcext:value-type="float">
            <text:p>0,748989698127554</text:p>
          </table:table-cell>
          <table:table-cell table:style-name="ce13" table:formula="of:=[.G7]/[.$E$7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7]/100" office:value-type="float" office:value="0.05" calcext:value-type="float">
            <text:p>0,05</text:p>
          </table:table-cell>
          <table:table-cell table:style-name="ce12" table:formula="of:=[.J7]/100" office:value-type="float" office:value="0.65857864376269" calcext:value-type="float">
            <text:p>0,65857864376269</text:p>
          </table:table-cell>
          <table:table-cell table:style-name="ce13" table:formula="of:=[.K7]/100" office:value-type="float" office:value="0.05" calcext:value-type="float">
            <text:p>0,05</text:p>
          </table:table-cell>
          <table:table-cell table:style-name="ce36"/>
          <table:table-cell table:style-name="ce13" table:formula="of:=[.M7]/[.$O$7]" office:value-type="float" office:value="0.0568641046305657" calcext:value-type="float">
            <text:p>0,056864104630566</text:p>
          </table:table-cell>
          <table:table-cell table:style-name="ce12" table:formula="of:=[.N7]/[.O7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7]" office:value-type="float" office:value="0.0568641046305657" calcext:value-type="float">
            <text:p>0,056864104630566</text:p>
          </table:table-cell>
          <table:table-cell table:style-name="ce13" table:formula="of:=[.G8]/[.$E$7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7]" office:value-type="float" office:value="0.0402089939903744" calcext:value-type="float">
            <text:p>0,040208993990374</text:p>
          </table:table-cell>
          <table:table-cell table:style-name="ce13" table:formula="of:=[.N8]/[.$O$7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12]" office:value-type="float" office:value="0.0629775284618455" calcext:value-type="float">
            <text:p>0,062977528461846</text:p>
          </table:table-cell>
          <table:table-cell table:style-name="ce13" table:formula="of:=[.G10]/[.$E$12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0]/[.$J$12]" office:value-type="float" office:value="0.0402089939903744" calcext:value-type="float">
            <text:p>0,040208993990374</text:p>
          </table:table-cell>
          <table:table-cell table:style-name="ce13" table:formula="of:=[.J10]/[.$J$12]" office:value-type="float" office:value="0.0568641046305657" calcext:value-type="float">
            <text:p>0,056864104630566</text:p>
          </table:table-cell>
          <table:table-cell table:style-name="ce13" table:formula="of:=[.K10]/[.$J$12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0]/[.$O$12]" office:value-type="float" office:value="0.0445318374377398" calcext:value-type="float">
            <text:p>0,04453183743774</text:p>
          </table:table-cell>
          <table:table-cell table:style-name="ce13" table:formula="of:=[.N10]/[.$O$12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1]/[.E12]" office:value-type="float" office:value="0.829513105638569" calcext:value-type="float">
            <text:p>0,829513105638569</text:p>
          </table:table-cell>
          <table:table-cell table:style-name="ce13" table:formula="of:=[.G11]/[.$E$12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1]/[.$J$12]" office:value-type="float" office:value="0.0568641046305657" calcext:value-type="float">
            <text:p>0,056864104630566</text:p>
          </table:table-cell>
          <table:table-cell table:style-name="ce12" table:formula="of:=[.J11]/[.$J$12]" office:value-type="float" office:value="0.748989698127554" calcext:value-type="float">
            <text:p>0,748989698127554</text:p>
          </table:table-cell>
          <table:table-cell table:style-name="ce13" table:formula="of:=[.K11]/[.$J$12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1]/[.$O$12]" office:value-type="float" office:value="0.0629775284618455" calcext:value-type="float">
            <text:p>0,062977528461846</text:p>
          </table:table-cell>
          <table:table-cell table:style-name="ce12" table:formula="of:=[.N11]/[.O12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0:.G11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0:.K11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0:.N11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2" table:formula="of:=[.Q3]" office:value-type="float" office:value="0.829513105638569" calcext:value-type="float">
            <text:p>0,829513105638569</text:p>
          </table:table-cell>
          <table:table-cell table:style-name="ce13" table:formula="of:=[.T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3]" office:value-type="float" office:value="0.0629775284618455" calcext:value-type="float">
            <text:p>0,062977528461846</text:p>
          </table:table-cell>
          <table:table-cell table:style-name="ce10" table:formula="of:=[.U3]" office:value-type="float" office:value="0.748989698127554" calcext:value-type="float">
            <text:p>0,748989698127554</text:p>
          </table:table-cell>
          <table:table-cell table:style-name="ce11" table:formula="of:=[.V3]" office:value-type="float" office:value="0.0568641046305657" calcext:value-type="float">
            <text:p>0,056864104630566</text:p>
          </table:table-cell>
          <table:table-cell/>
          <table:table-cell table:style-name="ce11" table:formula="of:=[.T3]" office:value-type="float" office:value="0.0568641046305657" calcext:value-type="float">
            <text:p>0,056864104630566</text:p>
          </table:table-cell>
          <table:table-cell table:style-name="ce10" table:formula="of:=[.U3]" office:value-type="float" office:value="0.748989698127554" calcext:value-type="float">
            <text:p>0,748989698127554</text:p>
          </table:table-cell>
          <table:table-cell table:style-name="ce11" table:formula="of:=[.V3]" office:value-type="float" office:value="0.0568641046305657" calcext:value-type="float">
            <text:p>0,056864104630566</text:p>
          </table:table-cell>
          <table:table-cell/>
          <table:table-cell table:style-name="ce11" table:formula="of:=[.T3]" office:value-type="float" office:value="0.0568641046305657" calcext:value-type="float">
            <text:p>0,056864104630566</text:p>
          </table:table-cell>
          <table:table-cell table:style-name="ce10" table:formula="of:=[.U3]" office:value-type="float" office:value="0.748989698127554" calcext:value-type="float">
            <text:p>0,748989698127554</text:p>
          </table:table-cell>
          <table:table-cell table:style-name="ce11" table:formula="of:=[.X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3]" office:value-type="float" office:value="0.0568641046305657" calcext:value-type="float">
            <text:p>0,056864104630566</text:p>
          </table:table-cell>
          <table:table-cell table:style-name="ce10" table:formula="of:=[.Y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3" table:formula="of:=[.Q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6]" office:value-type="float" office:value="0.0402089939903744" calcext:value-type="float">
            <text:p>0,040208993990374</text:p>
          </table:table-cell>
          <table:table-cell table:style-name="ce11" table:formula="of:=[.U4]" office:value-type="float" office:value="0.0568641046305657" calcext:value-type="float">
            <text:p>0,056864104630566</text:p>
          </table:table-cell>
          <table:table-cell table:style-name="ce11" table:formula="of:=[.V4]" office:value-type="float" office:value="0.0402089939903744" calcext:value-type="float">
            <text:p>0,040208993990374</text:p>
          </table:table-cell>
          <table:table-cell/>
          <table:table-cell table:style-name="ce11" table:formula="of:=[.T4]" office:value-type="float" office:value="0.0402089939903744" calcext:value-type="float">
            <text:p>0,040208993990374</text:p>
          </table:table-cell>
          <table:table-cell table:style-name="ce11" table:formula="of:=[.U4]" office:value-type="float" office:value="0.0568641046305657" calcext:value-type="float">
            <text:p>0,056864104630566</text:p>
          </table:table-cell>
          <table:table-cell table:style-name="ce11" table:formula="of:=[.V4]" office:value-type="float" office:value="0.0402089939903744" calcext:value-type="float">
            <text:p>0,040208993990374</text:p>
          </table:table-cell>
          <table:table-cell/>
          <table:table-cell table:style-name="ce11" table:formula="of:=[.T4]" office:value-type="float" office:value="0.0402089939903744" calcext:value-type="float">
            <text:p>0,040208993990374</text:p>
          </table:table-cell>
          <table:table-cell table:style-name="ce11" table:formula="of:=[.U4]" office:value-type="float" office:value="0.0568641046305657" calcext:value-type="float">
            <text:p>0,056864104630566</text:p>
          </table:table-cell>
          <table:table-cell table:style-name="ce11" table:formula="of:=[.X6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6]" office:value-type="float" office:value="0.0353553390593274" calcext:value-type="float">
            <text:p>0,035355339059327</text:p>
          </table:table-cell>
          <table:table-cell table:style-name="ce11" table:formula="of:=[.Y6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4]" office:value-type="float" office:value="0.0629775284618455" calcext:value-type="float">
            <text:p>0,062977528461846</text:p>
          </table:table-cell>
          <table:table-cell table:style-name="ce11" table:formula="of:=[.T4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4]" office:value-type="float" office:value="0.0445318374377398" calcext:value-type="float">
            <text:p>0,04453183743774</text:p>
          </table:table-cell>
          <table:table-cell table:style-name="ce13" table:formula="of:=[.U4]" office:value-type="float" office:value="0.0568641046305657" calcext:value-type="float">
            <text:p>0,056864104630566</text:p>
          </table:table-cell>
          <table:table-cell table:style-name="ce13" table:formula="of:=[.T4]" office:value-type="float" office:value="0.0402089939903744" calcext:value-type="float">
            <text:p>0,040208993990374</text:p>
          </table:table-cell>
          <table:table-cell/>
          <table:table-cell table:style-name="ce13" table:formula="of:=[.V4]" office:value-type="float" office:value="0.0402089939903744" calcext:value-type="float">
            <text:p>0,040208993990374</text:p>
          </table:table-cell>
          <table:table-cell table:style-name="ce13" table:formula="of:=[.U4]" office:value-type="float" office:value="0.0568641046305657" calcext:value-type="float">
            <text:p>0,056864104630566</text:p>
          </table:table-cell>
          <table:table-cell table:style-name="ce13" table:formula="of:=[.T4]" office:value-type="float" office:value="0.0402089939903744" calcext:value-type="float">
            <text:p>0,040208993990374</text:p>
          </table:table-cell>
          <table:table-cell/>
          <table:table-cell table:style-name="ce13" table:formula="of:=[.V4]" office:value-type="float" office:value="0.0402089939903744" calcext:value-type="float">
            <text:p>0,040208993990374</text:p>
          </table:table-cell>
          <table:table-cell table:style-name="ce13" table:formula="of:=[.U4]" office:value-type="float" office:value="0.0568641046305657" calcext:value-type="float">
            <text:p>0,056864104630566</text:p>
          </table:table-cell>
          <table:table-cell table:style-name="ce13" table:formula="of:=[.X4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4]" office:value-type="float" office:value="0.0402089939903744" calcext:value-type="float">
            <text:p>0,040208993990374</text:p>
          </table:table-cell>
          <table:table-cell table:style-name="ce13" table:formula="of:=[.Y4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7]" office:value-type="float" office:value="0.748989698127554" calcext:value-type="float">
            <text:p>0,748989698127554</text:p>
          </table:table-cell>
          <table:table-cell table:style-name="ce11" table:formula="of:=[.T7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7]" office:value-type="float" office:value="0.0568641046305657" calcext:value-type="float">
            <text:p>0,056864104630566</text:p>
          </table:table-cell>
          <table:table-cell table:style-name="ce12" table:formula="of:=[.K21]" office:value-type="float" office:value="0.65857864376269" calcext:value-type="float">
            <text:p>0,65857864376269</text:p>
          </table:table-cell>
          <table:table-cell table:style-name="ce13" table:formula="of:=[.L21]" office:value-type="float" office:value="0.05" calcext:value-type="float">
            <text:p>0,05</text:p>
          </table:table-cell>
          <table:table-cell/>
          <table:table-cell table:style-name="ce13" table:formula="of:=[.J25]" office:value-type="float" office:value="0.05" calcext:value-type="float">
            <text:p>0,05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L25]" office:value-type="float" office:value="0.05" calcext:value-type="float">
            <text:p>0,05</text:p>
          </table:table-cell>
          <table:table-cell/>
          <table:table-cell table:style-name="ce13" table:formula="of:=[.J21]" office:value-type="float" office:value="0.05" calcext:value-type="float">
            <text:p>0,05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X7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7]" office:value-type="float" office:value="0.05" calcext:value-type="float">
            <text:p>0,05</text:p>
          </table:table-cell>
          <table:table-cell table:style-name="ce12" table:formula="of:=[.Y7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6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2]" office:value-type="float" office:value="0.05" calcext:value-type="float">
            <text:p>0,05</text:p>
          </table:table-cell>
          <table:table-cell table:style-name="ce13" table:formula="of:=[.L22]" office:value-type="float" office:value="0.0353553390593274" calcext:value-type="float">
            <text:p>0,035355339059327</text:p>
          </table:table-cell>
          <table:table-cell/>
          <table:table-cell table:style-name="ce13" table:formula="of:=[.J26]" office:value-type="float" office:value="0.0353553390593274" calcext:value-type="float">
            <text:p>0,035355339059327</text:p>
          </table:table-cell>
          <table:table-cell table:style-name="ce13" table:formula="of:=[.K26]" office:value-type="float" office:value="0.05" calcext:value-type="float">
            <text:p>0,05</text:p>
          </table:table-cell>
          <table:table-cell table:style-name="ce13" table:formula="of:=[.L26]" office:value-type="float" office:value="0.0353553390593274" calcext:value-type="float">
            <text:p>0,035355339059327</text:p>
          </table:table-cell>
          <table:table-cell/>
          <table:table-cell table:style-name="ce13" table:formula="of:=[.L24]" office:value-type="float" office:value="0.0353553390593274" calcext:value-type="float">
            <text:p>0,035355339059327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X6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8]" office:value-type="float" office:value="0.0353553390593274" calcext:value-type="float">
            <text:p>0,035355339059327</text:p>
          </table:table-cell>
          <table:table-cell table:style-name="ce13" table:formula="of:=[.Y6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L24]" office:value-type="float" office:value="0.0353553390593274" calcext:value-type="float">
            <text:p>0,035355339059327</text:p>
          </table:table-cell>
          <table:table-cell/>
          <table:table-cell table:style-name="ce13" table:formula="of:=[.T6]" office:value-type="float" office:value="0.0353553390593274" calcext:value-type="float">
            <text:p>0,035355339059327</text:p>
          </table:table-cell>
          <table:table-cell table:style-name="ce13" table:formula="of:=[.U6]" office:value-type="float" office:value="0.05" calcext:value-type="float">
            <text:p>0,05</text:p>
          </table:table-cell>
          <table:table-cell table:style-name="ce13" table:formula="of:=[.V6]" office:value-type="float" office:value="0.0353553390593274" calcext:value-type="float">
            <text:p>0,035355339059327</text:p>
          </table:table-cell>
          <table:table-cell/>
          <table:table-cell table:style-name="ce13" table:formula="of:=[.J24]" office:value-type="float" office:value="0.0353553390593274" calcext:value-type="float">
            <text:p>0,035355339059327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1]" office:value-type="float" office:value="0.748989698127554" calcext:value-type="float">
            <text:p>0,748989698127554</text:p>
          </table:table-cell>
          <table:table-cell table:style-name="ce11" table:formula="of:=[.J21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7]" office:value-type="float" office:value="0.0568641046305657" calcext:value-type="float">
            <text:p>0,056864104630566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L25]" office:value-type="float" office:value="0.05" calcext:value-type="float">
            <text:p>0,05</text:p>
          </table:table-cell>
          <table:table-cell/>
          <table:table-cell table:style-name="ce13" table:formula="of:=[.T7]" office:value-type="float" office:value="0.05" calcext:value-type="float">
            <text:p>0,05</text:p>
          </table:table-cell>
          <table:table-cell table:style-name="ce12" table:formula="of:=[.U7]" office:value-type="float" office:value="0.65857864376269" calcext:value-type="float">
            <text:p>0,65857864376269</text:p>
          </table:table-cell>
          <table:table-cell table:style-name="ce13" table:formula="of:=[.V7]" office:value-type="float" office:value="0.05" calcext:value-type="float">
            <text:p>0,05</text:p>
          </table:table-cell>
          <table:table-cell/>
          <table:table-cell table:style-name="ce13" table:formula="of:=[.J25]" office:value-type="float" office:value="0.05" calcext:value-type="float">
            <text:p>0,05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X7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7]" office:value-type="float" office:value="0.0568641046305657" calcext:value-type="float">
            <text:p>0,056864104630566</text:p>
          </table:table-cell>
          <table:table-cell table:style-name="ce12" table:formula="of:=[.Y7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6]" office:value-type="float" office:value="0.0568641046305657" calcext:value-type="float">
            <text:p>0,056864104630566</text:p>
          </table:table-cell>
          <table:table-cell table:style-name="ce11" table:formula="of:=[.T6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6]" office:value-type="float" office:value="0.0402089939903744" calcext:value-type="float">
            <text:p>0,040208993990374</text:p>
          </table:table-cell>
          <table:table-cell table:style-name="ce13" table:formula="of:=[.K26]" office:value-type="float" office:value="0.05" calcext:value-type="float">
            <text:p>0,05</text:p>
          </table:table-cell>
          <table:table-cell table:style-name="ce13" table:formula="of:=[.L26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6]" office:value-type="float" office:value="0.0353553390593274" calcext:value-type="float">
            <text:p>0,035355339059327</text:p>
          </table:table-cell>
          <table:table-cell table:style-name="ce13" table:formula="of:=[.K26]" office:value-type="float" office:value="0.05" calcext:value-type="float">
            <text:p>0,05</text:p>
          </table:table-cell>
          <table:table-cell table:style-name="ce13" table:formula="of:=[.X6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J26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L24]" office:value-type="float" office:value="0.0353553390593274" calcext:value-type="float">
            <text:p>0,035355339059327</text:p>
          </table:table-cell>
          <table:table-cell/>
          <table:table-cell table:style-name="ce13" table:formula="of:=[.J24]" office:value-type="float" office:value="0.0353553390593274" calcext:value-type="float">
            <text:p>0,035355339059327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L24]" office:value-type="float" office:value="0.0353553390593274" calcext:value-type="float">
            <text:p>0,035355339059327</text:p>
          </table:table-cell>
          <table:table-cell/>
          <table:table-cell table:style-name="ce13" table:formula="of:=[.J24]" office:value-type="float" office:value="0.0353553390593274" calcext:value-type="float">
            <text:p>0,035355339059327</text:p>
          </table:table-cell>
          <table:table-cell table:style-name="ce13" table:formula="of:=[.K24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8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5]" office:value-type="float" office:value="0.748989698127554" calcext:value-type="float">
            <text:p>0,748989698127554</text:p>
          </table:table-cell>
          <table:table-cell table:style-name="ce11" table:formula="of:=[.J25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7]" office:value-type="float" office:value="0.0568641046305657" calcext:value-type="float">
            <text:p>0,056864104630566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L25]" office:value-type="float" office:value="0.05" calcext:value-type="float">
            <text:p>0,05</text:p>
          </table:table-cell>
          <table:table-cell/>
          <table:table-cell table:style-name="ce13" table:formula="of:=[.J25]" office:value-type="float" office:value="0.05" calcext:value-type="float">
            <text:p>0,05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L25]" office:value-type="float" office:value="0.05" calcext:value-type="float">
            <text:p>0,05</text:p>
          </table:table-cell>
          <table:table-cell/>
          <table:table-cell table:style-name="ce13" table:formula="of:=[.J25]" office:value-type="float" office:value="0.05" calcext:value-type="float">
            <text:p>0,05</text:p>
          </table:table-cell>
          <table:table-cell table:style-name="ce12" table:formula="of:=[.K25]" office:value-type="float" office:value="0.65857864376269" calcext:value-type="float">
            <text:p>0,65857864376269</text:p>
          </table:table-cell>
          <table:table-cell table:style-name="ce13" table:formula="of:=[.X7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29]/[.$O$7]" office:value-type="float" office:value="0.000568641046305657" calcext:value-type="float">
            <text:p>0,000568641046306</text:p>
          </table:table-cell>
          <table:table-cell table:style-name="ce12" table:formula="of:=[.T25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10]" office:value-type="float" office:value="0.0629775284618455" calcext:value-type="float">
            <text:p>0,062977528461846</text:p>
          </table:table-cell>
          <table:table-cell table:style-name="ce11" table:formula="of:=[.T10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0]" office:value-type="float" office:value="0.0445318374377398" calcext:value-type="float">
            <text:p>0,04453183743774</text:p>
          </table:table-cell>
          <table:table-cell table:style-name="ce13" table:formula="of:=[.U10]" office:value-type="float" office:value="0.0568641046305657" calcext:value-type="float">
            <text:p>0,056864104630566</text:p>
          </table:table-cell>
          <table:table-cell table:style-name="ce13" table:formula="of:=[.T10]" office:value-type="float" office:value="0.0402089939903744" calcext:value-type="float">
            <text:p>0,040208993990374</text:p>
          </table:table-cell>
          <table:table-cell/>
          <table:table-cell table:style-name="ce13" table:formula="of:=[.V10]" office:value-type="float" office:value="0.0402089939903744" calcext:value-type="float">
            <text:p>0,040208993990374</text:p>
          </table:table-cell>
          <table:table-cell table:style-name="ce13" table:formula="of:=[.U10]" office:value-type="float" office:value="0.0568641046305657" calcext:value-type="float">
            <text:p>0,056864104630566</text:p>
          </table:table-cell>
          <table:table-cell table:style-name="ce13" table:formula="of:=[.T10]" office:value-type="float" office:value="0.0402089939903744" calcext:value-type="float">
            <text:p>0,040208993990374</text:p>
          </table:table-cell>
          <table:table-cell/>
          <table:table-cell table:style-name="ce13" table:formula="of:=[.V10]" office:value-type="float" office:value="0.0402089939903744" calcext:value-type="float">
            <text:p>0,040208993990374</text:p>
          </table:table-cell>
          <table:table-cell table:style-name="ce13" table:formula="of:=[.U10]" office:value-type="float" office:value="0.0568641046305657" calcext:value-type="float">
            <text:p>0,056864104630566</text:p>
          </table:table-cell>
          <table:table-cell table:style-name="ce13" table:formula="of:=[.X10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6]" office:value-type="float" office:value="0.05" calcext:value-type="float">
            <text:p>0,05</text:p>
          </table:table-cell>
          <table:table-cell table:style-name="ce13" table:formula="of:=[.J26]" office:value-type="float" office:value="0.0353553390593274" calcext:value-type="float">
            <text:p>0,035355339059327</text:p>
          </table:table-cell>
          <table:table-cell/>
          <table:table-cell table:style-name="ce13" table:formula="of:=[.J26]" office:value-type="float" office:value="0.0353553390593274" calcext:value-type="float">
            <text:p>0,035355339059327</text:p>
          </table:table-cell>
          <table:table-cell table:style-name="ce13" table:formula="of:=[.K26]" office:value-type="float" office:value="0.05" calcext:value-type="float">
            <text:p>0,05</text:p>
          </table:table-cell>
          <table:table-cell table:style-name="ce13" table:formula="of:=[.L26]" office:value-type="float" office:value="0.0353553390593274" calcext:value-type="float">
            <text:p>0,035355339059327</text:p>
          </table:table-cell>
          <table:table-cell/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8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11]" office:value-type="float" office:value="0.829513105638569" calcext:value-type="float">
            <text:p>0,829513105638569</text:p>
          </table:table-cell>
          <table:table-cell table:style-name="ce11" table:formula="of:=[.T11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0]" office:value-type="float" office:value="0.0629775284618455" calcext:value-type="float">
            <text:p>0,062977528461846</text:p>
          </table:table-cell>
          <table:table-cell table:style-name="ce12" table:formula="of:=[.U11]" office:value-type="float" office:value="0.748989698127554" calcext:value-type="float">
            <text:p>0,748989698127554</text:p>
          </table:table-cell>
          <table:table-cell table:style-name="ce13" table:formula="of:=[.T11]" office:value-type="float" office:value="0.0568641046305657" calcext:value-type="float">
            <text:p>0,056864104630566</text:p>
          </table:table-cell>
          <table:table-cell/>
          <table:table-cell table:style-name="ce13" table:formula="of:=[.V11]" office:value-type="float" office:value="0.0568641046305657" calcext:value-type="float">
            <text:p>0,056864104630566</text:p>
          </table:table-cell>
          <table:table-cell table:style-name="ce12" table:formula="of:=[.G34]" office:value-type="float" office:value="0.748989698127554" calcext:value-type="float">
            <text:p>0,748989698127554</text:p>
          </table:table-cell>
          <table:table-cell table:style-name="ce13" table:formula="of:=[.T11]" office:value-type="float" office:value="0.0568641046305657" calcext:value-type="float">
            <text:p>0,056864104630566</text:p>
          </table:table-cell>
          <table:table-cell/>
          <table:table-cell table:style-name="ce13" table:formula="of:=[.V11]" office:value-type="float" office:value="0.0568641046305657" calcext:value-type="float">
            <text:p>0,056864104630566</text:p>
          </table:table-cell>
          <table:table-cell table:style-name="ce12" table:formula="of:=[.K34]" office:value-type="float" office:value="0.748989698127554" calcext:value-type="float">
            <text:p>0,748989698127554</text:p>
          </table:table-cell>
          <table:table-cell table:style-name="ce13" table:formula="of:=[.X11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1]" office:value-type="float" office:value="0.0568641046305657" calcext:value-type="float">
            <text:p>0,056864104630566</text:p>
          </table:table-cell>
          <table:table-cell table:style-name="ce12" table:formula="of:=[.Y11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.00.0000</text:date>, <text:time style:data-style-name="N2" text:time-value="14:34:51.507927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3T17:36:17.319770000</dc:date>
    <dc:creator>Engelbert Niehaus</dc:creator>
    <meta:editing-duration>PT2H56M34S</meta:editing-duration>
    <meta:editing-cycles>10</meta:editing-cycles>
    <meta:generator>LibreOffice/6.0.6.2$MacOSX_X86_64 LibreOffice_project/0c292870b25a325b5ed35f6b45599d2ea4458e77</meta:generator>
    <meta:document-statistic meta:table-count="12" meta:cell-count="678" meta:object-count="0"/>
  </office:meta>
</office:document-meta>
</file>